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2.91pt"/>
    </style:style>
    <style:style style:name="co3" style:family="table-column">
      <style:table-column-properties fo:break-before="auto" style:column-width="214.55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actionlib</text:p>
          </table:table-cell>
          <table:table-cell table:formula="of:=[.A1]&amp;[.B1]" office:value-type="string" office:string-value="ros-kinetic-actionlib" calcext:value-type="string">
            <text:p>ros-kinetic-actionlib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actionlib-msgs</text:p>
          </table:table-cell>
          <table:table-cell table:formula="of:=[.A2]&amp;[.B2]" office:value-type="string" office:string-value="ros-kinetic-actionlib-msgs" calcext:value-type="string">
            <text:p>ros-kinetic-actionlib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actionlib-tutorials</text:p>
          </table:table-cell>
          <table:table-cell table:formula="of:=[.A3]&amp;[.B3]" office:value-type="string" office:string-value="ros-kinetic-actionlib-tutorials" calcext:value-type="string">
            <text:p>ros-kinetic-actionlib-tutorial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amcl</text:p>
          </table:table-cell>
          <table:table-cell table:formula="of:=[.A4]&amp;[.B4]" office:value-type="string" office:string-value="ros-kinetic-amcl" calcext:value-type="string">
            <text:p>ros-kinetic-amcl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angles</text:p>
          </table:table-cell>
          <table:table-cell table:formula="of:=[.A5]&amp;[.B5]" office:value-type="string" office:string-value="ros-kinetic-angles" calcext:value-type="string">
            <text:p>ros-kinetic-angle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astra-camera</text:p>
          </table:table-cell>
          <table:table-cell table:formula="of:=[.A6]&amp;[.B6]" office:value-type="string" office:string-value="ros-kinetic-astra-camera" calcext:value-type="string">
            <text:p>ros-kinetic-astra-camera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astra-launch</text:p>
          </table:table-cell>
          <table:table-cell table:formula="of:=[.A7]&amp;[.B7]" office:value-type="string" office:string-value="ros-kinetic-astra-launch" calcext:value-type="string">
            <text:p>ros-kinetic-astra-launch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base-local-planner</text:p>
          </table:table-cell>
          <table:table-cell table:formula="of:=[.A8]&amp;[.B8]" office:value-type="string" office:string-value="ros-kinetic-base-local-planner" calcext:value-type="string">
            <text:p>ros-kinetic-base-local-plann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beginner-tutorials</text:p>
          </table:table-cell>
          <table:table-cell table:formula="of:=[.A9]&amp;[.B9]" office:value-type="string" office:string-value="ros-kinetic-beginner-tutorials" calcext:value-type="string">
            <text:p>ros-kinetic-beginner-tutorial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bender-2dnav</text:p>
          </table:table-cell>
          <table:table-cell table:formula="of:=[.A10]&amp;[.B10]" office:value-type="string" office:string-value="ros-kinetic-bender-2dnav" calcext:value-type="string">
            <text:p>ros-kinetic-bender-2dnav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bender-model</text:p>
          </table:table-cell>
          <table:table-cell table:formula="of:=[.A11]&amp;[.B11]" office:value-type="string" office:string-value="ros-kinetic-bender-model" calcext:value-type="string">
            <text:p>ros-kinetic-bender-model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bfl</text:p>
          </table:table-cell>
          <table:table-cell table:formula="of:=[.A12]&amp;[.B12]" office:value-type="string" office:string-value="ros-kinetic-bfl" calcext:value-type="string">
            <text:p>ros-kinetic-bfl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bond</text:p>
          </table:table-cell>
          <table:table-cell table:formula="of:=[.A13]&amp;[.B13]" office:value-type="string" office:string-value="ros-kinetic-bond" calcext:value-type="string">
            <text:p>ros-kinetic-bond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bondcpp</text:p>
          </table:table-cell>
          <table:table-cell table:formula="of:=[.A14]&amp;[.B14]" office:value-type="string" office:string-value="ros-kinetic-bondcpp" calcext:value-type="string">
            <text:p>ros-kinetic-bondcpp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bondpy</text:p>
          </table:table-cell>
          <table:table-cell table:formula="of:=[.A15]&amp;[.B15]" office:value-type="string" office:string-value="ros-kinetic-bondpy" calcext:value-type="string">
            <text:p>ros-kinetic-bondpy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amera-calibration</text:p>
          </table:table-cell>
          <table:table-cell table:formula="of:=[.A16]&amp;[.B16]" office:value-type="string" office:string-value="ros-kinetic-camera-calibration" calcext:value-type="string">
            <text:p>ros-kinetic-camera-calibratio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amera-calibration-parsers</text:p>
          </table:table-cell>
          <table:table-cell table:formula="of:=[.A17]&amp;[.B17]" office:value-type="string" office:string-value="ros-kinetic-camera-calibration-parsers" calcext:value-type="string">
            <text:p>ros-kinetic-camera-calibration-parser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amera-info-manager</text:p>
          </table:table-cell>
          <table:table-cell table:formula="of:=[.A18]&amp;[.B18]" office:value-type="string" office:string-value="ros-kinetic-camera-info-manager" calcext:value-type="string">
            <text:p>ros-kinetic-camera-info-manag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apabilities</text:p>
          </table:table-cell>
          <table:table-cell table:formula="of:=[.A19]&amp;[.B19]" office:value-type="string" office:string-value="ros-kinetic-capabilities" calcext:value-type="string">
            <text:p>ros-kinetic-capabilitie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arrot-planner</text:p>
          </table:table-cell>
          <table:table-cell table:formula="of:=[.A20]&amp;[.B20]" office:value-type="string" office:string-value="ros-kinetic-carrot-planner" calcext:value-type="string">
            <text:p>ros-kinetic-carrot-plann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atkin</text:p>
          </table:table-cell>
          <table:table-cell table:formula="of:=[.A21]&amp;[.B21]" office:value-type="string" office:string-value="ros-kinetic-catkin" calcext:value-type="string">
            <text:p>ros-kinetic-catki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hefbot-bringup</text:p>
          </table:table-cell>
          <table:table-cell table:formula="of:=[.A22]&amp;[.B22]" office:value-type="string" office:string-value="ros-kinetic-chefbot-bringup" calcext:value-type="string">
            <text:p>ros-kinetic-chefbot-bringup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hefbot-description</text:p>
          </table:table-cell>
          <table:table-cell table:formula="of:=[.A23]&amp;[.B23]" office:value-type="string" office:string-value="ros-kinetic-chefbot-description" calcext:value-type="string">
            <text:p>ros-kinetic-chefbot-descriptio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hefbot-gazebo</text:p>
          </table:table-cell>
          <table:table-cell table:formula="of:=[.A24]&amp;[.B24]" office:value-type="string" office:string-value="ros-kinetic-chefbot-gazebo" calcext:value-type="string">
            <text:p>ros-kinetic-chefbot-gazebo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lass-loader</text:p>
          </table:table-cell>
          <table:table-cell table:formula="of:=[.A25]&amp;[.B25]" office:value-type="string" office:string-value="ros-kinetic-class-loader" calcext:value-type="string">
            <text:p>ros-kinetic-class-load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lear-costmap-recovery</text:p>
          </table:table-cell>
          <table:table-cell table:formula="of:=[.A26]&amp;[.B26]" office:value-type="string" office:string-value="ros-kinetic-clear-costmap-recovery" calcext:value-type="string">
            <text:p>ros-kinetic-clear-costmap-recovery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make-modules</text:p>
          </table:table-cell>
          <table:table-cell table:formula="of:=[.A27]&amp;[.B27]" office:value-type="string" office:string-value="ros-kinetic-cmake-modules" calcext:value-type="string">
            <text:p>ros-kinetic-cmake-module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ollada-parser</text:p>
          </table:table-cell>
          <table:table-cell table:formula="of:=[.A28]&amp;[.B28]" office:value-type="string" office:string-value="ros-kinetic-collada-parser" calcext:value-type="string">
            <text:p>ros-kinetic-collada-pars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ollada-urdf</text:p>
          </table:table-cell>
          <table:table-cell table:formula="of:=[.A29]&amp;[.B29]" office:value-type="string" office:string-value="ros-kinetic-collada-urdf" calcext:value-type="string">
            <text:p>ros-kinetic-collada-urdf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ombined-robot-hw</text:p>
          </table:table-cell>
          <table:table-cell table:formula="of:=[.A30]&amp;[.B30]" office:value-type="string" office:string-value="ros-kinetic-combined-robot-hw" calcext:value-type="string">
            <text:p>ros-kinetic-combined-robot-hw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ombined-robot-hw-tests</text:p>
          </table:table-cell>
          <table:table-cell table:formula="of:=[.A31]&amp;[.B31]" office:value-type="string" office:string-value="ros-kinetic-combined-robot-hw-tests" calcext:value-type="string">
            <text:p>ros-kinetic-combined-robot-hw-test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ompressed-depth-image-transport</text:p>
          </table:table-cell>
          <table:table-cell table:formula="of:=[.A32]&amp;[.B32]" office:value-type="string" office:string-value="ros-kinetic-compressed-depth-image-transport" calcext:value-type="string">
            <text:p>ros-kinetic-compressed-depth-image-transpor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ompressed-image-transport</text:p>
          </table:table-cell>
          <table:table-cell table:formula="of:=[.A33]&amp;[.B33]" office:value-type="string" office:string-value="ros-kinetic-compressed-image-transport" calcext:value-type="string">
            <text:p>ros-kinetic-compressed-image-transpor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ontrol-msgs</text:p>
          </table:table-cell>
          <table:table-cell table:formula="of:=[.A34]&amp;[.B34]" office:value-type="string" office:string-value="ros-kinetic-control-msgs" calcext:value-type="string">
            <text:p>ros-kinetic-control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ontrol-toolbox</text:p>
          </table:table-cell>
          <table:table-cell table:formula="of:=[.A35]&amp;[.B35]" office:value-type="string" office:string-value="ros-kinetic-control-toolbox" calcext:value-type="string">
            <text:p>ros-kinetic-control-toolbox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ontroller-interface</text:p>
          </table:table-cell>
          <table:table-cell table:formula="of:=[.A36]&amp;[.B36]" office:value-type="string" office:string-value="ros-kinetic-controller-interface" calcext:value-type="string">
            <text:p>ros-kinetic-controller-interfac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ontroller-manager</text:p>
          </table:table-cell>
          <table:table-cell table:formula="of:=[.A37]&amp;[.B37]" office:value-type="string" office:string-value="ros-kinetic-controller-manager" calcext:value-type="string">
            <text:p>ros-kinetic-controller-manag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ontroller-manager-msgs</text:p>
          </table:table-cell>
          <table:table-cell table:formula="of:=[.A38]&amp;[.B38]" office:value-type="string" office:string-value="ros-kinetic-controller-manager-msgs" calcext:value-type="string">
            <text:p>ros-kinetic-controller-manager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ontroller-manager-tests</text:p>
          </table:table-cell>
          <table:table-cell table:formula="of:=[.A39]&amp;[.B39]" office:value-type="string" office:string-value="ros-kinetic-controller-manager-tests" calcext:value-type="string">
            <text:p>ros-kinetic-controller-manager-test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ostmap-2d</text:p>
          </table:table-cell>
          <table:table-cell table:formula="of:=[.A40]&amp;[.B40]" office:value-type="string" office:string-value="ros-kinetic-costmap-2d" calcext:value-type="string">
            <text:p>ros-kinetic-costmap-2d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pp-common</text:p>
          </table:table-cell>
          <table:table-cell table:formula="of:=[.A41]&amp;[.B41]" office:value-type="string" office:string-value="ros-kinetic-cpp-common" calcext:value-type="string">
            <text:p>ros-kinetic-cpp-commo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reate-description</text:p>
          </table:table-cell>
          <table:table-cell table:formula="of:=[.A42]&amp;[.B42]" office:value-type="string" office:string-value="ros-kinetic-create-description" calcext:value-type="string">
            <text:p>ros-kinetic-create-descriptio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reate-driver</text:p>
          </table:table-cell>
          <table:table-cell table:formula="of:=[.A43]&amp;[.B43]" office:value-type="string" office:string-value="ros-kinetic-create-driver" calcext:value-type="string">
            <text:p>ros-kinetic-create-driv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reate-node</text:p>
          </table:table-cell>
          <table:table-cell table:formula="of:=[.A44]&amp;[.B44]" office:value-type="string" office:string-value="ros-kinetic-create-node" calcext:value-type="string">
            <text:p>ros-kinetic-create-nod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cv-bridge</text:p>
          </table:table-cell>
          <table:table-cell table:formula="of:=[.A45]&amp;[.B45]" office:value-type="string" office:string-value="ros-kinetic-cv-bridge" calcext:value-type="string">
            <text:p>ros-kinetic-cv-bridg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depth-image-proc</text:p>
          </table:table-cell>
          <table:table-cell table:formula="of:=[.A46]&amp;[.B46]" office:value-type="string" office:string-value="ros-kinetic-depth-image-proc" calcext:value-type="string">
            <text:p>ros-kinetic-depth-image-proc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depthimage-to-laserscan</text:p>
          </table:table-cell>
          <table:table-cell table:formula="of:=[.A47]&amp;[.B47]" office:value-type="string" office:string-value="ros-kinetic-depthimage-to-laserscan" calcext:value-type="string">
            <text:p>ros-kinetic-depthimage-to-lasersca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diagnostic-aggregator</text:p>
          </table:table-cell>
          <table:table-cell table:formula="of:=[.A48]&amp;[.B48]" office:value-type="string" office:string-value="ros-kinetic-diagnostic-aggregator" calcext:value-type="string">
            <text:p>ros-kinetic-diagnostic-aggregato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diagnostic-analysis</text:p>
          </table:table-cell>
          <table:table-cell table:formula="of:=[.A49]&amp;[.B49]" office:value-type="string" office:string-value="ros-kinetic-diagnostic-analysis" calcext:value-type="string">
            <text:p>ros-kinetic-diagnostic-analysi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diagnostic-common-diagnostics</text:p>
          </table:table-cell>
          <table:table-cell table:formula="of:=[.A50]&amp;[.B50]" office:value-type="string" office:string-value="ros-kinetic-diagnostic-common-diagnostics" calcext:value-type="string">
            <text:p>ros-kinetic-diagnostic-common-diagnostic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diagnostic-msgs</text:p>
          </table:table-cell>
          <table:table-cell table:formula="of:=[.A51]&amp;[.B51]" office:value-type="string" office:string-value="ros-kinetic-diagnostic-msgs" calcext:value-type="string">
            <text:p>ros-kinetic-diagnostic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diagnostic-updater</text:p>
          </table:table-cell>
          <table:table-cell table:formula="of:=[.A52]&amp;[.B52]" office:value-type="string" office:string-value="ros-kinetic-diagnostic-updater" calcext:value-type="string">
            <text:p>ros-kinetic-diagnostic-updat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diff-drive-controller</text:p>
          </table:table-cell>
          <table:table-cell table:formula="of:=[.A53]&amp;[.B53]" office:value-type="string" office:string-value="ros-kinetic-diff-drive-controller" calcext:value-type="string">
            <text:p>ros-kinetic-diff-drive-controll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dwa-local-planner</text:p>
          </table:table-cell>
          <table:table-cell table:formula="of:=[.A54]&amp;[.B54]" office:value-type="string" office:string-value="ros-kinetic-dwa-local-planner" calcext:value-type="string">
            <text:p>ros-kinetic-dwa-local-plann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dynamic-reconfigure</text:p>
          </table:table-cell>
          <table:table-cell table:formula="of:=[.A55]&amp;[.B55]" office:value-type="string" office:string-value="ros-kinetic-dynamic-reconfigure" calcext:value-type="string">
            <text:p>ros-kinetic-dynamic-reconfigur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build</text:p>
          </table:table-cell>
          <table:table-cell table:formula="of:=[.A56]&amp;[.B56]" office:value-type="string" office:string-value="ros-kinetic-ecl-build" calcext:value-type="string">
            <text:p>ros-kinetic-ecl-build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command-line</text:p>
          </table:table-cell>
          <table:table-cell table:formula="of:=[.A57]&amp;[.B57]" office:value-type="string" office:string-value="ros-kinetic-ecl-command-line" calcext:value-type="string">
            <text:p>ros-kinetic-ecl-command-lin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concepts</text:p>
          </table:table-cell>
          <table:table-cell table:formula="of:=[.A58]&amp;[.B58]" office:value-type="string" office:string-value="ros-kinetic-ecl-concepts" calcext:value-type="string">
            <text:p>ros-kinetic-ecl-concept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config</text:p>
          </table:table-cell>
          <table:table-cell table:formula="of:=[.A59]&amp;[.B59]" office:value-type="string" office:string-value="ros-kinetic-ecl-config" calcext:value-type="string">
            <text:p>ros-kinetic-ecl-config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containers</text:p>
          </table:table-cell>
          <table:table-cell table:formula="of:=[.A60]&amp;[.B60]" office:value-type="string" office:string-value="ros-kinetic-ecl-containers" calcext:value-type="string">
            <text:p>ros-kinetic-ecl-container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converters</text:p>
          </table:table-cell>
          <table:table-cell table:formula="of:=[.A61]&amp;[.B61]" office:value-type="string" office:string-value="ros-kinetic-ecl-converters" calcext:value-type="string">
            <text:p>ros-kinetic-ecl-converter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devices</text:p>
          </table:table-cell>
          <table:table-cell table:formula="of:=[.A62]&amp;[.B62]" office:value-type="string" office:string-value="ros-kinetic-ecl-devices" calcext:value-type="string">
            <text:p>ros-kinetic-ecl-device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eigen</text:p>
          </table:table-cell>
          <table:table-cell table:formula="of:=[.A63]&amp;[.B63]" office:value-type="string" office:string-value="ros-kinetic-ecl-eigen" calcext:value-type="string">
            <text:p>ros-kinetic-ecl-eige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errors</text:p>
          </table:table-cell>
          <table:table-cell table:formula="of:=[.A64]&amp;[.B64]" office:value-type="string" office:string-value="ros-kinetic-ecl-errors" calcext:value-type="string">
            <text:p>ros-kinetic-ecl-error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exceptions</text:p>
          </table:table-cell>
          <table:table-cell table:formula="of:=[.A65]&amp;[.B65]" office:value-type="string" office:string-value="ros-kinetic-ecl-exceptions" calcext:value-type="string">
            <text:p>ros-kinetic-ecl-exception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formatters</text:p>
          </table:table-cell>
          <table:table-cell table:formula="of:=[.A66]&amp;[.B66]" office:value-type="string" office:string-value="ros-kinetic-ecl-formatters" calcext:value-type="string">
            <text:p>ros-kinetic-ecl-formatter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geometry</text:p>
          </table:table-cell>
          <table:table-cell table:formula="of:=[.A67]&amp;[.B67]" office:value-type="string" office:string-value="ros-kinetic-ecl-geometry" calcext:value-type="string">
            <text:p>ros-kinetic-ecl-geometry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license</text:p>
          </table:table-cell>
          <table:table-cell table:formula="of:=[.A68]&amp;[.B68]" office:value-type="string" office:string-value="ros-kinetic-ecl-license" calcext:value-type="string">
            <text:p>ros-kinetic-ecl-licens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linear-algebra</text:p>
          </table:table-cell>
          <table:table-cell table:formula="of:=[.A69]&amp;[.B69]" office:value-type="string" office:string-value="ros-kinetic-ecl-linear-algebra" calcext:value-type="string">
            <text:p>ros-kinetic-ecl-linear-algebra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math</text:p>
          </table:table-cell>
          <table:table-cell table:formula="of:=[.A70]&amp;[.B70]" office:value-type="string" office:string-value="ros-kinetic-ecl-math" calcext:value-type="string">
            <text:p>ros-kinetic-ecl-math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mobile-robot</text:p>
          </table:table-cell>
          <table:table-cell table:formula="of:=[.A71]&amp;[.B71]" office:value-type="string" office:string-value="ros-kinetic-ecl-mobile-robot" calcext:value-type="string">
            <text:p>ros-kinetic-ecl-mobile-robo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mpl</text:p>
          </table:table-cell>
          <table:table-cell table:formula="of:=[.A72]&amp;[.B72]" office:value-type="string" office:string-value="ros-kinetic-ecl-mpl" calcext:value-type="string">
            <text:p>ros-kinetic-ecl-mpl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sigslots</text:p>
          </table:table-cell>
          <table:table-cell table:formula="of:=[.A73]&amp;[.B73]" office:value-type="string" office:string-value="ros-kinetic-ecl-sigslots" calcext:value-type="string">
            <text:p>ros-kinetic-ecl-sigslot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streams</text:p>
          </table:table-cell>
          <table:table-cell table:formula="of:=[.A74]&amp;[.B74]" office:value-type="string" office:string-value="ros-kinetic-ecl-streams" calcext:value-type="string">
            <text:p>ros-kinetic-ecl-stream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threads</text:p>
          </table:table-cell>
          <table:table-cell table:formula="of:=[.A75]&amp;[.B75]" office:value-type="string" office:string-value="ros-kinetic-ecl-threads" calcext:value-type="string">
            <text:p>ros-kinetic-ecl-thread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time</text:p>
          </table:table-cell>
          <table:table-cell table:formula="of:=[.A76]&amp;[.B76]" office:value-type="string" office:string-value="ros-kinetic-ecl-time" calcext:value-type="string">
            <text:p>ros-kinetic-ecl-tim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time-lite</text:p>
          </table:table-cell>
          <table:table-cell table:formula="of:=[.A77]&amp;[.B77]" office:value-type="string" office:string-value="ros-kinetic-ecl-time-lite" calcext:value-type="string">
            <text:p>ros-kinetic-ecl-time-lit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type-traits</text:p>
          </table:table-cell>
          <table:table-cell table:formula="of:=[.A78]&amp;[.B78]" office:value-type="string" office:string-value="ros-kinetic-ecl-type-traits" calcext:value-type="string">
            <text:p>ros-kinetic-ecl-type-trait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cl-utilities</text:p>
          </table:table-cell>
          <table:table-cell table:formula="of:=[.A79]&amp;[.B79]" office:value-type="string" office:string-value="ros-kinetic-ecl-utilities" calcext:value-type="string">
            <text:p>ros-kinetic-ecl-utilitie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ffort-controllers</text:p>
          </table:table-cell>
          <table:table-cell table:formula="of:=[.A80]&amp;[.B80]" office:value-type="string" office:string-value="ros-kinetic-effort-controllers" calcext:value-type="string">
            <text:p>ros-kinetic-effort-controller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igen-conversions</text:p>
          </table:table-cell>
          <table:table-cell table:formula="of:=[.A81]&amp;[.B81]" office:value-type="string" office:string-value="ros-kinetic-eigen-conversions" calcext:value-type="string">
            <text:p>ros-kinetic-eigen-conversion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eigen-stl-containers</text:p>
          </table:table-cell>
          <table:table-cell table:formula="of:=[.A82]&amp;[.B82]" office:value-type="string" office:string-value="ros-kinetic-eigen-stl-containers" calcext:value-type="string">
            <text:p>ros-kinetic-eigen-stl-container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fake-localization</text:p>
          </table:table-cell>
          <table:table-cell table:formula="of:=[.A83]&amp;[.B83]" office:value-type="string" office:string-value="ros-kinetic-fake-localization" calcext:value-type="string">
            <text:p>ros-kinetic-fake-localizatio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filters</text:p>
          </table:table-cell>
          <table:table-cell table:formula="of:=[.A84]&amp;[.B84]" office:value-type="string" office:string-value="ros-kinetic-filters" calcext:value-type="string">
            <text:p>ros-kinetic-filter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force-torque-sensor-controller</text:p>
          </table:table-cell>
          <table:table-cell table:formula="of:=[.A85]&amp;[.B85]" office:value-type="string" office:string-value="ros-kinetic-force-torque-sensor-controller" calcext:value-type="string">
            <text:p>ros-kinetic-force-torque-sensor-controll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forward-command-controller</text:p>
          </table:table-cell>
          <table:table-cell table:formula="of:=[.A86]&amp;[.B86]" office:value-type="string" office:string-value="ros-kinetic-forward-command-controller" calcext:value-type="string">
            <text:p>ros-kinetic-forward-command-controll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freenect-camera</text:p>
          </table:table-cell>
          <table:table-cell table:formula="of:=[.A87]&amp;[.B87]" office:value-type="string" office:string-value="ros-kinetic-freenect-camera" calcext:value-type="string">
            <text:p>ros-kinetic-freenect-camera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freenect-launch</text:p>
          </table:table-cell>
          <table:table-cell table:formula="of:=[.A88]&amp;[.B88]" office:value-type="string" office:string-value="ros-kinetic-freenect-launch" calcext:value-type="string">
            <text:p>ros-kinetic-freenect-launch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ateway-msgs</text:p>
          </table:table-cell>
          <table:table-cell table:formula="of:=[.A89]&amp;[.B89]" office:value-type="string" office:string-value="ros-kinetic-gateway-msgs" calcext:value-type="string">
            <text:p>ros-kinetic-gateway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azebo-dev</text:p>
          </table:table-cell>
          <table:table-cell table:formula="of:=[.A90]&amp;[.B90]" office:value-type="string" office:string-value="ros-kinetic-gazebo-dev" calcext:value-type="string">
            <text:p>ros-kinetic-gazebo-dev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azebo-msgs</text:p>
          </table:table-cell>
          <table:table-cell table:formula="of:=[.A91]&amp;[.B91]" office:value-type="string" office:string-value="ros-kinetic-gazebo-msgs" calcext:value-type="string">
            <text:p>ros-kinetic-gazebo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azebo-plugins</text:p>
          </table:table-cell>
          <table:table-cell table:formula="of:=[.A92]&amp;[.B92]" office:value-type="string" office:string-value="ros-kinetic-gazebo-plugins" calcext:value-type="string">
            <text:p>ros-kinetic-gazebo-plugin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azebo-ros</text:p>
          </table:table-cell>
          <table:table-cell table:formula="of:=[.A93]&amp;[.B93]" office:value-type="string" office:string-value="ros-kinetic-gazebo-ros" calcext:value-type="string">
            <text:p>ros-kinetic-gazebo-ro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azebo-ros-control</text:p>
          </table:table-cell>
          <table:table-cell table:formula="of:=[.A94]&amp;[.B94]" office:value-type="string" office:string-value="ros-kinetic-gazebo-ros-control" calcext:value-type="string">
            <text:p>ros-kinetic-gazebo-ros-control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encpp</text:p>
          </table:table-cell>
          <table:table-cell table:formula="of:=[.A95]&amp;[.B95]" office:value-type="string" office:string-value="ros-kinetic-gencpp" calcext:value-type="string">
            <text:p>ros-kinetic-gencpp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eneus</text:p>
          </table:table-cell>
          <table:table-cell table:formula="of:=[.A96]&amp;[.B96]" office:value-type="string" office:string-value="ros-kinetic-geneus" calcext:value-type="string">
            <text:p>ros-kinetic-geneu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enlisp</text:p>
          </table:table-cell>
          <table:table-cell table:formula="of:=[.A97]&amp;[.B97]" office:value-type="string" office:string-value="ros-kinetic-genlisp" calcext:value-type="string">
            <text:p>ros-kinetic-genlisp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enmsg</text:p>
          </table:table-cell>
          <table:table-cell table:formula="of:=[.A98]&amp;[.B98]" office:value-type="string" office:string-value="ros-kinetic-genmsg" calcext:value-type="string">
            <text:p>ros-kinetic-genmsg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ennodejs</text:p>
          </table:table-cell>
          <table:table-cell table:formula="of:=[.A99]&amp;[.B99]" office:value-type="string" office:string-value="ros-kinetic-gennodejs" calcext:value-type="string">
            <text:p>ros-kinetic-gennodej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enpy</text:p>
          </table:table-cell>
          <table:table-cell table:formula="of:=[.A100]&amp;[.B100]" office:value-type="string" office:string-value="ros-kinetic-genpy" calcext:value-type="string">
            <text:p>ros-kinetic-genpy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eometric-shapes</text:p>
          </table:table-cell>
          <table:table-cell table:formula="of:=[.A101]&amp;[.B101]" office:value-type="string" office:string-value="ros-kinetic-geometric-shapes" calcext:value-type="string">
            <text:p>ros-kinetic-geometric-shape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eometry-msgs</text:p>
          </table:table-cell>
          <table:table-cell table:formula="of:=[.A102]&amp;[.B102]" office:value-type="string" office:string-value="ros-kinetic-geometry-msgs" calcext:value-type="string">
            <text:p>ros-kinetic-geometry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l-dependency</text:p>
          </table:table-cell>
          <table:table-cell table:formula="of:=[.A103]&amp;[.B103]" office:value-type="string" office:string-value="ros-kinetic-gl-dependency" calcext:value-type="string">
            <text:p>ros-kinetic-gl-dependency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lobal-planner</text:p>
          </table:table-cell>
          <table:table-cell table:formula="of:=[.A104]&amp;[.B104]" office:value-type="string" office:string-value="ros-kinetic-global-planner" calcext:value-type="string">
            <text:p>ros-kinetic-global-plann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mapping</text:p>
          </table:table-cell>
          <table:table-cell table:formula="of:=[.A105]&amp;[.B105]" office:value-type="string" office:string-value="ros-kinetic-gmapping" calcext:value-type="string">
            <text:p>ros-kinetic-gmapping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gripper-action-controller</text:p>
          </table:table-cell>
          <table:table-cell table:formula="of:=[.A106]&amp;[.B106]" office:value-type="string" office:string-value="ros-kinetic-gripper-action-controller" calcext:value-type="string">
            <text:p>ros-kinetic-gripper-action-controll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hardware-interface</text:p>
          </table:table-cell>
          <table:table-cell table:formula="of:=[.A107]&amp;[.B107]" office:value-type="string" office:string-value="ros-kinetic-hardware-interface" calcext:value-type="string">
            <text:p>ros-kinetic-hardware-interfac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image-geometry</text:p>
          </table:table-cell>
          <table:table-cell table:formula="of:=[.A108]&amp;[.B108]" office:value-type="string" office:string-value="ros-kinetic-image-geometry" calcext:value-type="string">
            <text:p>ros-kinetic-image-geometry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image-proc</text:p>
          </table:table-cell>
          <table:table-cell table:formula="of:=[.A109]&amp;[.B109]" office:value-type="string" office:string-value="ros-kinetic-image-proc" calcext:value-type="string">
            <text:p>ros-kinetic-image-proc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image-publisher</text:p>
          </table:table-cell>
          <table:table-cell table:formula="of:=[.A110]&amp;[.B110]" office:value-type="string" office:string-value="ros-kinetic-image-publisher" calcext:value-type="string">
            <text:p>ros-kinetic-image-publish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image-rotate</text:p>
          </table:table-cell>
          <table:table-cell table:formula="of:=[.A111]&amp;[.B111]" office:value-type="string" office:string-value="ros-kinetic-image-rotate" calcext:value-type="string">
            <text:p>ros-kinetic-image-rotat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image-transport</text:p>
          </table:table-cell>
          <table:table-cell table:formula="of:=[.A112]&amp;[.B112]" office:value-type="string" office:string-value="ros-kinetic-image-transport" calcext:value-type="string">
            <text:p>ros-kinetic-image-transpor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image-view</text:p>
          </table:table-cell>
          <table:table-cell table:formula="of:=[.A113]&amp;[.B113]" office:value-type="string" office:string-value="ros-kinetic-image-view" calcext:value-type="string">
            <text:p>ros-kinetic-image-view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imu-sensor-controller</text:p>
          </table:table-cell>
          <table:table-cell table:formula="of:=[.A114]&amp;[.B114]" office:value-type="string" office:string-value="ros-kinetic-imu-sensor-controller" calcext:value-type="string">
            <text:p>ros-kinetic-imu-sensor-controll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interactive-marker-tutorials</text:p>
          </table:table-cell>
          <table:table-cell table:formula="of:=[.A115]&amp;[.B115]" office:value-type="string" office:string-value="ros-kinetic-interactive-marker-tutorials" calcext:value-type="string">
            <text:p>ros-kinetic-interactive-marker-tutorial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interactive-markers</text:p>
          </table:table-cell>
          <table:table-cell table:formula="of:=[.A116]&amp;[.B116]" office:value-type="string" office:string-value="ros-kinetic-interactive-markers" calcext:value-type="string">
            <text:p>ros-kinetic-interactive-marker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joint-limits-interface</text:p>
          </table:table-cell>
          <table:table-cell table:formula="of:=[.A117]&amp;[.B117]" office:value-type="string" office:string-value="ros-kinetic-joint-limits-interface" calcext:value-type="string">
            <text:p>ros-kinetic-joint-limits-interfac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joint-state-controller</text:p>
          </table:table-cell>
          <table:table-cell table:formula="of:=[.A118]&amp;[.B118]" office:value-type="string" office:string-value="ros-kinetic-joint-state-controller" calcext:value-type="string">
            <text:p>ros-kinetic-joint-state-controll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joint-state-publisher</text:p>
          </table:table-cell>
          <table:table-cell table:formula="of:=[.A119]&amp;[.B119]" office:value-type="string" office:string-value="ros-kinetic-joint-state-publisher" calcext:value-type="string">
            <text:p>ros-kinetic-joint-state-publish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joint-trajectory-controller</text:p>
          </table:table-cell>
          <table:table-cell table:formula="of:=[.A120]&amp;[.B120]" office:value-type="string" office:string-value="ros-kinetic-joint-trajectory-controller" calcext:value-type="string">
            <text:p>ros-kinetic-joint-trajectory-controll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joy</text:p>
          </table:table-cell>
          <table:table-cell table:formula="of:=[.A121]&amp;[.B121]" office:value-type="string" office:string-value="ros-kinetic-joy" calcext:value-type="string">
            <text:p>ros-kinetic-joy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joy-sub-and-pub</text:p>
          </table:table-cell>
          <table:table-cell table:formula="of:=[.A122]&amp;[.B122]" office:value-type="string" office:string-value="ros-kinetic-joy-sub-and-pub" calcext:value-type="string">
            <text:p>ros-kinetic-joy-sub-and-pub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kdl-conversions</text:p>
          </table:table-cell>
          <table:table-cell table:formula="of:=[.A123]&amp;[.B123]" office:value-type="string" office:string-value="ros-kinetic-kdl-conversions" calcext:value-type="string">
            <text:p>ros-kinetic-kdl-conversion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kdl-parser</text:p>
          </table:table-cell>
          <table:table-cell table:formula="of:=[.A124]&amp;[.B124]" office:value-type="string" office:string-value="ros-kinetic-kdl-parser" calcext:value-type="string">
            <text:p>ros-kinetic-kdl-pars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kobuki-auto-docking</text:p>
          </table:table-cell>
          <table:table-cell table:formula="of:=[.A125]&amp;[.B125]" office:value-type="string" office:string-value="ros-kinetic-kobuki-auto-docking" calcext:value-type="string">
            <text:p>ros-kinetic-kobuki-auto-docking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kobuki-bumper2pc</text:p>
          </table:table-cell>
          <table:table-cell table:formula="of:=[.A126]&amp;[.B126]" office:value-type="string" office:string-value="ros-kinetic-kobuki-bumper2pc" calcext:value-type="string">
            <text:p>ros-kinetic-kobuki-bumper2pc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kobuki-capabilities</text:p>
          </table:table-cell>
          <table:table-cell table:formula="of:=[.A127]&amp;[.B127]" office:value-type="string" office:string-value="ros-kinetic-kobuki-capabilities" calcext:value-type="string">
            <text:p>ros-kinetic-kobuki-capabilitie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kobuki-description</text:p>
          </table:table-cell>
          <table:table-cell table:formula="of:=[.A128]&amp;[.B128]" office:value-type="string" office:string-value="ros-kinetic-kobuki-description" calcext:value-type="string">
            <text:p>ros-kinetic-kobuki-descriptio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kobuki-dock-drive</text:p>
          </table:table-cell>
          <table:table-cell table:formula="of:=[.A129]&amp;[.B129]" office:value-type="string" office:string-value="ros-kinetic-kobuki-dock-drive" calcext:value-type="string">
            <text:p>ros-kinetic-kobuki-dock-driv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kobuki-driver</text:p>
          </table:table-cell>
          <table:table-cell table:formula="of:=[.A130]&amp;[.B130]" office:value-type="string" office:string-value="ros-kinetic-kobuki-driver" calcext:value-type="string">
            <text:p>ros-kinetic-kobuki-driv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kobuki-ftdi</text:p>
          </table:table-cell>
          <table:table-cell table:formula="of:=[.A131]&amp;[.B131]" office:value-type="string" office:string-value="ros-kinetic-kobuki-ftdi" calcext:value-type="string">
            <text:p>ros-kinetic-kobuki-ftdi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kobuki-gazebo-plugins</text:p>
          </table:table-cell>
          <table:table-cell table:formula="of:=[.A132]&amp;[.B132]" office:value-type="string" office:string-value="ros-kinetic-kobuki-gazebo-plugins" calcext:value-type="string">
            <text:p>ros-kinetic-kobuki-gazebo-plugin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kobuki-keyop</text:p>
          </table:table-cell>
          <table:table-cell table:formula="of:=[.A133]&amp;[.B133]" office:value-type="string" office:string-value="ros-kinetic-kobuki-keyop" calcext:value-type="string">
            <text:p>ros-kinetic-kobuki-keyop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kobuki-msgs</text:p>
          </table:table-cell>
          <table:table-cell table:formula="of:=[.A134]&amp;[.B134]" office:value-type="string" office:string-value="ros-kinetic-kobuki-msgs" calcext:value-type="string">
            <text:p>ros-kinetic-kobuki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kobuki-node</text:p>
          </table:table-cell>
          <table:table-cell table:formula="of:=[.A135]&amp;[.B135]" office:value-type="string" office:string-value="ros-kinetic-kobuki-node" calcext:value-type="string">
            <text:p>ros-kinetic-kobuki-nod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kobuki-random-walker</text:p>
          </table:table-cell>
          <table:table-cell table:formula="of:=[.A136]&amp;[.B136]" office:value-type="string" office:string-value="ros-kinetic-kobuki-random-walker" calcext:value-type="string">
            <text:p>ros-kinetic-kobuki-random-walk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kobuki-rapps</text:p>
          </table:table-cell>
          <table:table-cell table:formula="of:=[.A137]&amp;[.B137]" office:value-type="string" office:string-value="ros-kinetic-kobuki-rapps" calcext:value-type="string">
            <text:p>ros-kinetic-kobuki-rapp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kobuki-safety-controller</text:p>
          </table:table-cell>
          <table:table-cell table:formula="of:=[.A138]&amp;[.B138]" office:value-type="string" office:string-value="ros-kinetic-kobuki-safety-controller" calcext:value-type="string">
            <text:p>ros-kinetic-kobuki-safety-controll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laptop-battery-monitor</text:p>
          </table:table-cell>
          <table:table-cell table:formula="of:=[.A139]&amp;[.B139]" office:value-type="string" office:string-value="ros-kinetic-laptop-battery-monitor" calcext:value-type="string">
            <text:p>ros-kinetic-laptop-battery-monito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laser-assembler</text:p>
          </table:table-cell>
          <table:table-cell table:formula="of:=[.A140]&amp;[.B140]" office:value-type="string" office:string-value="ros-kinetic-laser-assembler" calcext:value-type="string">
            <text:p>ros-kinetic-laser-assembl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laser-filters</text:p>
          </table:table-cell>
          <table:table-cell table:formula="of:=[.A141]&amp;[.B141]" office:value-type="string" office:string-value="ros-kinetic-laser-filters" calcext:value-type="string">
            <text:p>ros-kinetic-laser-filter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laser-geometry</text:p>
          </table:table-cell>
          <table:table-cell table:formula="of:=[.A142]&amp;[.B142]" office:value-type="string" office:string-value="ros-kinetic-laser-geometry" calcext:value-type="string">
            <text:p>ros-kinetic-laser-geometry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laser-proc</text:p>
          </table:table-cell>
          <table:table-cell table:formula="of:=[.A143]&amp;[.B143]" office:value-type="string" office:string-value="ros-kinetic-laser-proc" calcext:value-type="string">
            <text:p>ros-kinetic-laser-proc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learning-tf</text:p>
          </table:table-cell>
          <table:table-cell table:formula="of:=[.A144]&amp;[.B144]" office:value-type="string" office:string-value="ros-kinetic-learning-tf" calcext:value-type="string">
            <text:p>ros-kinetic-learning-tf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libfreenect</text:p>
          </table:table-cell>
          <table:table-cell table:formula="of:=[.A145]&amp;[.B145]" office:value-type="string" office:string-value="ros-kinetic-libfreenect" calcext:value-type="string">
            <text:p>ros-kinetic-libfreenec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librealsense</text:p>
          </table:table-cell>
          <table:table-cell table:formula="of:=[.A146]&amp;[.B146]" office:value-type="string" office:string-value="ros-kinetic-librealsense" calcext:value-type="string">
            <text:p>ros-kinetic-librealsens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librviz-tutorial</text:p>
          </table:table-cell>
          <table:table-cell table:formula="of:=[.A147]&amp;[.B147]" office:value-type="string" office:string-value="ros-kinetic-librviz-tutorial" calcext:value-type="string">
            <text:p>ros-kinetic-librviz-tutorial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map-msgs</text:p>
          </table:table-cell>
          <table:table-cell table:formula="of:=[.A148]&amp;[.B148]" office:value-type="string" office:string-value="ros-kinetic-map-msgs" calcext:value-type="string">
            <text:p>ros-kinetic-map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map-server</text:p>
          </table:table-cell>
          <table:table-cell table:formula="of:=[.A149]&amp;[.B149]" office:value-type="string" office:string-value="ros-kinetic-map-server" calcext:value-type="string">
            <text:p>ros-kinetic-map-serv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media-export</text:p>
          </table:table-cell>
          <table:table-cell table:formula="of:=[.A150]&amp;[.B150]" office:value-type="string" office:string-value="ros-kinetic-media-export" calcext:value-type="string">
            <text:p>ros-kinetic-media-expor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message-filters</text:p>
          </table:table-cell>
          <table:table-cell table:formula="of:=[.A151]&amp;[.B151]" office:value-type="string" office:string-value="ros-kinetic-message-filters" calcext:value-type="string">
            <text:p>ros-kinetic-message-filter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message-generation</text:p>
          </table:table-cell>
          <table:table-cell table:formula="of:=[.A152]&amp;[.B152]" office:value-type="string" office:string-value="ros-kinetic-message-generation" calcext:value-type="string">
            <text:p>ros-kinetic-message-generatio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message-runtime</text:p>
          </table:table-cell>
          <table:table-cell table:formula="of:=[.A153]&amp;[.B153]" office:value-type="string" office:string-value="ros-kinetic-message-runtime" calcext:value-type="string">
            <text:p>ros-kinetic-message-runtim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mk</text:p>
          </table:table-cell>
          <table:table-cell table:formula="of:=[.A154]&amp;[.B154]" office:value-type="string" office:string-value="ros-kinetic-mk" calcext:value-type="string">
            <text:p>ros-kinetic-mk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motordrive</text:p>
          </table:table-cell>
          <table:table-cell table:formula="of:=[.A155]&amp;[.B155]" office:value-type="string" office:string-value="ros-kinetic-motordrive" calcext:value-type="string">
            <text:p>ros-kinetic-motordriv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move-base</text:p>
          </table:table-cell>
          <table:table-cell table:formula="of:=[.A156]&amp;[.B156]" office:value-type="string" office:string-value="ros-kinetic-move-base" calcext:value-type="string">
            <text:p>ros-kinetic-move-bas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move-base-msgs</text:p>
          </table:table-cell>
          <table:table-cell table:formula="of:=[.A157]&amp;[.B157]" office:value-type="string" office:string-value="ros-kinetic-move-base-msgs" calcext:value-type="string">
            <text:p>ros-kinetic-move-base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move-slow-and-clear</text:p>
          </table:table-cell>
          <table:table-cell table:formula="of:=[.A158]&amp;[.B158]" office:value-type="string" office:string-value="ros-kinetic-move-slow-and-clear" calcext:value-type="string">
            <text:p>ros-kinetic-move-slow-and-clea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nav-core</text:p>
          </table:table-cell>
          <table:table-cell table:formula="of:=[.A159]&amp;[.B159]" office:value-type="string" office:string-value="ros-kinetic-nav-core" calcext:value-type="string">
            <text:p>ros-kinetic-nav-cor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nav-msgs</text:p>
          </table:table-cell>
          <table:table-cell table:formula="of:=[.A160]&amp;[.B160]" office:value-type="string" office:string-value="ros-kinetic-nav-msgs" calcext:value-type="string">
            <text:p>ros-kinetic-nav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navfn</text:p>
          </table:table-cell>
          <table:table-cell table:formula="of:=[.A161]&amp;[.B161]" office:value-type="string" office:string-value="ros-kinetic-navfn" calcext:value-type="string">
            <text:p>ros-kinetic-navf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nodelet</text:p>
          </table:table-cell>
          <table:table-cell table:formula="of:=[.A162]&amp;[.B162]" office:value-type="string" office:string-value="ros-kinetic-nodelet" calcext:value-type="string">
            <text:p>ros-kinetic-nodele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nodelet-topic-tools</text:p>
          </table:table-cell>
          <table:table-cell table:formula="of:=[.A163]&amp;[.B163]" office:value-type="string" office:string-value="ros-kinetic-nodelet-topic-tools" calcext:value-type="string">
            <text:p>ros-kinetic-nodelet-topic-tool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nodelet-tutorial-math</text:p>
          </table:table-cell>
          <table:table-cell table:formula="of:=[.A164]&amp;[.B164]" office:value-type="string" office:string-value="ros-kinetic-nodelet-tutorial-math" calcext:value-type="string">
            <text:p>ros-kinetic-nodelet-tutorial-math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octomap</text:p>
          </table:table-cell>
          <table:table-cell table:formula="of:=[.A165]&amp;[.B165]" office:value-type="string" office:string-value="ros-kinetic-octomap" calcext:value-type="string">
            <text:p>ros-kinetic-octomap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opencv3</text:p>
          </table:table-cell>
          <table:table-cell table:formula="of:=[.A166]&amp;[.B166]" office:value-type="string" office:string-value="ros-kinetic-opencv3" calcext:value-type="string">
            <text:p>ros-kinetic-opencv3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openni2-camera</text:p>
          </table:table-cell>
          <table:table-cell table:formula="of:=[.A167]&amp;[.B167]" office:value-type="string" office:string-value="ros-kinetic-openni2-camera" calcext:value-type="string">
            <text:p>ros-kinetic-openni2-camera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openni2-launch</text:p>
          </table:table-cell>
          <table:table-cell table:formula="of:=[.A168]&amp;[.B168]" office:value-type="string" office:string-value="ros-kinetic-openni2-launch" calcext:value-type="string">
            <text:p>ros-kinetic-openni2-launch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openni-camera</text:p>
          </table:table-cell>
          <table:table-cell table:formula="of:=[.A169]&amp;[.B169]" office:value-type="string" office:string-value="ros-kinetic-openni-camera" calcext:value-type="string">
            <text:p>ros-kinetic-openni-camera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openni-launch</text:p>
          </table:table-cell>
          <table:table-cell table:formula="of:=[.A170]&amp;[.B170]" office:value-type="string" office:string-value="ros-kinetic-openni-launch" calcext:value-type="string">
            <text:p>ros-kinetic-openni-launch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openslam-gmapping</text:p>
          </table:table-cell>
          <table:table-cell table:formula="of:=[.A171]&amp;[.B171]" office:value-type="string" office:string-value="ros-kinetic-openslam-gmapping" calcext:value-type="string">
            <text:p>ros-kinetic-openslam-gmapping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orocos-kdl</text:p>
          </table:table-cell>
          <table:table-cell table:formula="of:=[.A172]&amp;[.B172]" office:value-type="string" office:string-value="ros-kinetic-orocos-kdl" calcext:value-type="string">
            <text:p>ros-kinetic-orocos-kdl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pcl-conversions</text:p>
          </table:table-cell>
          <table:table-cell table:formula="of:=[.A173]&amp;[.B173]" office:value-type="string" office:string-value="ros-kinetic-pcl-conversions" calcext:value-type="string">
            <text:p>ros-kinetic-pcl-conversion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pcl-msgs</text:p>
          </table:table-cell>
          <table:table-cell table:formula="of:=[.A174]&amp;[.B174]" office:value-type="string" office:string-value="ros-kinetic-pcl-msgs" calcext:value-type="string">
            <text:p>ros-kinetic-pcl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pcl-ros</text:p>
          </table:table-cell>
          <table:table-cell table:formula="of:=[.A175]&amp;[.B175]" office:value-type="string" office:string-value="ros-kinetic-pcl-ros" calcext:value-type="string">
            <text:p>ros-kinetic-pcl-ro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pluginlib</text:p>
          </table:table-cell>
          <table:table-cell table:formula="of:=[.A176]&amp;[.B176]" office:value-type="string" office:string-value="ros-kinetic-pluginlib" calcext:value-type="string">
            <text:p>ros-kinetic-pluginlib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pluginlib-tutorials</text:p>
          </table:table-cell>
          <table:table-cell table:formula="of:=[.A177]&amp;[.B177]" office:value-type="string" office:string-value="ros-kinetic-pluginlib-tutorials" calcext:value-type="string">
            <text:p>ros-kinetic-pluginlib-tutorial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polled-camera</text:p>
          </table:table-cell>
          <table:table-cell table:formula="of:=[.A178]&amp;[.B178]" office:value-type="string" office:string-value="ros-kinetic-polled-camera" calcext:value-type="string">
            <text:p>ros-kinetic-polled-camera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position-controllers</text:p>
          </table:table-cell>
          <table:table-cell table:formula="of:=[.A179]&amp;[.B179]" office:value-type="string" office:string-value="ros-kinetic-position-controllers" calcext:value-type="string">
            <text:p>ros-kinetic-position-controller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python-orocos-kdl</text:p>
          </table:table-cell>
          <table:table-cell table:formula="of:=[.A180]&amp;[.B180]" office:value-type="string" office:string-value="ros-kinetic-python-orocos-kdl" calcext:value-type="string">
            <text:p>ros-kinetic-python-orocos-kdl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python-qt-binding</text:p>
          </table:table-cell>
          <table:table-cell table:formula="of:=[.A181]&amp;[.B181]" office:value-type="string" office:string-value="ros-kinetic-python-qt-binding" calcext:value-type="string">
            <text:p>ros-kinetic-python-qt-binding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qt-dotgraph</text:p>
          </table:table-cell>
          <table:table-cell table:formula="of:=[.A182]&amp;[.B182]" office:value-type="string" office:string-value="ros-kinetic-qt-dotgraph" calcext:value-type="string">
            <text:p>ros-kinetic-qt-dotgraph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qt-gui</text:p>
          </table:table-cell>
          <table:table-cell table:formula="of:=[.A183]&amp;[.B183]" office:value-type="string" office:string-value="ros-kinetic-qt-gui" calcext:value-type="string">
            <text:p>ros-kinetic-qt-gui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qt-gui-cpp</text:p>
          </table:table-cell>
          <table:table-cell table:formula="of:=[.A184]&amp;[.B184]" office:value-type="string" office:string-value="ros-kinetic-qt-gui-cpp" calcext:value-type="string">
            <text:p>ros-kinetic-qt-gui-cpp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qt-gui-py-common</text:p>
          </table:table-cell>
          <table:table-cell table:formula="of:=[.A185]&amp;[.B185]" office:value-type="string" office:string-value="ros-kinetic-qt-gui-py-common" calcext:value-type="string">
            <text:p>ros-kinetic-qt-gui-py-commo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qwt-dependency</text:p>
          </table:table-cell>
          <table:table-cell table:formula="of:=[.A186]&amp;[.B186]" office:value-type="string" office:string-value="ros-kinetic-qwt-dependency" calcext:value-type="string">
            <text:p>ros-kinetic-qwt-dependency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andom-numbers</text:p>
          </table:table-cell>
          <table:table-cell table:formula="of:=[.A187]&amp;[.B187]" office:value-type="string" office:string-value="ros-kinetic-random-numbers" calcext:value-type="string">
            <text:p>ros-kinetic-random-number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ealsense-camera</text:p>
          </table:table-cell>
          <table:table-cell table:formula="of:=[.A188]&amp;[.B188]" office:value-type="string" office:string-value="ros-kinetic-realsense-camera" calcext:value-type="string">
            <text:p>ros-kinetic-realsense-camera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ealtime-tools</text:p>
          </table:table-cell>
          <table:table-cell table:formula="of:=[.A189]&amp;[.B189]" office:value-type="string" office:string-value="ros-kinetic-realtime-tools" calcext:value-type="string">
            <text:p>ros-kinetic-realtime-tool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esource-retriever</text:p>
          </table:table-cell>
          <table:table-cell table:formula="of:=[.A190]&amp;[.B190]" office:value-type="string" office:string-value="ros-kinetic-resource-retriever" calcext:value-type="string">
            <text:p>ros-kinetic-resource-retriev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gbd-launch</text:p>
          </table:table-cell>
          <table:table-cell table:formula="of:=[.A191]&amp;[.B191]" office:value-type="string" office:string-value="ros-kinetic-rgbd-launch" calcext:value-type="string">
            <text:p>ros-kinetic-rgbd-launch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bot-pose-ekf</text:p>
          </table:table-cell>
          <table:table-cell table:formula="of:=[.A192]&amp;[.B192]" office:value-type="string" office:string-value="ros-kinetic-robot-pose-ekf" calcext:value-type="string">
            <text:p>ros-kinetic-robot-pose-ekf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bot-setup-tf</text:p>
          </table:table-cell>
          <table:table-cell table:formula="of:=[.A193]&amp;[.B193]" office:value-type="string" office:string-value="ros-kinetic-robot-setup-tf" calcext:value-type="string">
            <text:p>ros-kinetic-robot-setup-tf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bot-state-publisher</text:p>
          </table:table-cell>
          <table:table-cell table:formula="of:=[.A194]&amp;[.B194]" office:value-type="string" office:string-value="ros-kinetic-robot-state-publisher" calcext:value-type="string">
            <text:p>ros-kinetic-robot-state-publish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app-manager</text:p>
          </table:table-cell>
          <table:table-cell table:formula="of:=[.A195]&amp;[.B195]" office:value-type="string" office:string-value="ros-kinetic-rocon-app-manager" calcext:value-type="string">
            <text:p>ros-kinetic-rocon-app-manag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app-manager-msgs</text:p>
          </table:table-cell>
          <table:table-cell table:formula="of:=[.A196]&amp;[.B196]" office:value-type="string" office:string-value="ros-kinetic-rocon-app-manager-msgs" calcext:value-type="string">
            <text:p>ros-kinetic-rocon-app-manager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app-utilities</text:p>
          </table:table-cell>
          <table:table-cell table:formula="of:=[.A197]&amp;[.B197]" office:value-type="string" office:string-value="ros-kinetic-rocon-app-utilities" calcext:value-type="string">
            <text:p>ros-kinetic-rocon-app-utilitie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apps</text:p>
          </table:table-cell>
          <table:table-cell table:formula="of:=[.A198]&amp;[.B198]" office:value-type="string" office:string-value="ros-kinetic-rocon-apps" calcext:value-type="string">
            <text:p>ros-kinetic-rocon-app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bubble-icons</text:p>
          </table:table-cell>
          <table:table-cell table:formula="of:=[.A199]&amp;[.B199]" office:value-type="string" office:string-value="ros-kinetic-rocon-bubble-icons" calcext:value-type="string">
            <text:p>ros-kinetic-rocon-bubble-icon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console</text:p>
          </table:table-cell>
          <table:table-cell table:formula="of:=[.A200]&amp;[.B200]" office:value-type="string" office:string-value="ros-kinetic-rocon-console" calcext:value-type="string">
            <text:p>ros-kinetic-rocon-consol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ebnf</text:p>
          </table:table-cell>
          <table:table-cell table:formula="of:=[.A201]&amp;[.B201]" office:value-type="string" office:string-value="ros-kinetic-rocon-ebnf" calcext:value-type="string">
            <text:p>ros-kinetic-rocon-ebnf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gateway</text:p>
          </table:table-cell>
          <table:table-cell table:formula="of:=[.A202]&amp;[.B202]" office:value-type="string" office:string-value="ros-kinetic-rocon-gateway" calcext:value-type="string">
            <text:p>ros-kinetic-rocon-gateway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gateway-utils</text:p>
          </table:table-cell>
          <table:table-cell table:formula="of:=[.A203]&amp;[.B203]" office:value-type="string" office:string-value="ros-kinetic-rocon-gateway-utils" calcext:value-type="string">
            <text:p>ros-kinetic-rocon-gateway-util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hub</text:p>
          </table:table-cell>
          <table:table-cell table:formula="of:=[.A204]&amp;[.B204]" office:value-type="string" office:string-value="ros-kinetic-rocon-hub" calcext:value-type="string">
            <text:p>ros-kinetic-rocon-hub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hub-client</text:p>
          </table:table-cell>
          <table:table-cell table:formula="of:=[.A205]&amp;[.B205]" office:value-type="string" office:string-value="ros-kinetic-rocon-hub-client" calcext:value-type="string">
            <text:p>ros-kinetic-rocon-hub-clien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icons</text:p>
          </table:table-cell>
          <table:table-cell table:formula="of:=[.A206]&amp;[.B206]" office:value-type="string" office:string-value="ros-kinetic-rocon-icons" calcext:value-type="string">
            <text:p>ros-kinetic-rocon-icon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interaction-msgs</text:p>
          </table:table-cell>
          <table:table-cell table:formula="of:=[.A207]&amp;[.B207]" office:value-type="string" office:string-value="ros-kinetic-rocon-interaction-msgs" calcext:value-type="string">
            <text:p>ros-kinetic-rocon-interaction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interactions</text:p>
          </table:table-cell>
          <table:table-cell table:formula="of:=[.A208]&amp;[.B208]" office:value-type="string" office:string-value="ros-kinetic-rocon-interactions" calcext:value-type="string">
            <text:p>ros-kinetic-rocon-interaction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master-info</text:p>
          </table:table-cell>
          <table:table-cell table:formula="of:=[.A209]&amp;[.B209]" office:value-type="string" office:string-value="ros-kinetic-rocon-master-info" calcext:value-type="string">
            <text:p>ros-kinetic-rocon-master-info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python-comms</text:p>
          </table:table-cell>
          <table:table-cell table:formula="of:=[.A210]&amp;[.B210]" office:value-type="string" office:string-value="ros-kinetic-rocon-python-comms" calcext:value-type="string">
            <text:p>ros-kinetic-rocon-python-comm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python-redis</text:p>
          </table:table-cell>
          <table:table-cell table:formula="of:=[.A211]&amp;[.B211]" office:value-type="string" office:string-value="ros-kinetic-rocon-python-redis" calcext:value-type="string">
            <text:p>ros-kinetic-rocon-python-redi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python-utils</text:p>
          </table:table-cell>
          <table:table-cell table:formula="of:=[.A212]&amp;[.B212]" office:value-type="string" office:string-value="ros-kinetic-rocon-python-utils" calcext:value-type="string">
            <text:p>ros-kinetic-rocon-python-util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python-wifi</text:p>
          </table:table-cell>
          <table:table-cell table:formula="of:=[.A213]&amp;[.B213]" office:value-type="string" office:string-value="ros-kinetic-rocon-python-wifi" calcext:value-type="string">
            <text:p>ros-kinetic-rocon-python-wifi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semantic-version</text:p>
          </table:table-cell>
          <table:table-cell table:formula="of:=[.A214]&amp;[.B214]" office:value-type="string" office:string-value="ros-kinetic-rocon-semantic-version" calcext:value-type="string">
            <text:p>ros-kinetic-rocon-semantic-versio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service-pair-msgs</text:p>
          </table:table-cell>
          <table:table-cell table:formula="of:=[.A215]&amp;[.B215]" office:value-type="string" office:string-value="ros-kinetic-rocon-service-pair-msgs" calcext:value-type="string">
            <text:p>ros-kinetic-rocon-service-pair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std-msgs</text:p>
          </table:table-cell>
          <table:table-cell table:formula="of:=[.A216]&amp;[.B216]" office:value-type="string" office:string-value="ros-kinetic-rocon-std-msgs" calcext:value-type="string">
            <text:p>ros-kinetic-rocon-std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con-uri</text:p>
          </table:table-cell>
          <table:table-cell table:formula="of:=[.A217]&amp;[.B217]" office:value-type="string" office:string-value="ros-kinetic-rocon-uri" calcext:value-type="string">
            <text:p>ros-kinetic-rocon-uri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bag</text:p>
          </table:table-cell>
          <table:table-cell table:formula="of:=[.A218]&amp;[.B218]" office:value-type="string" office:string-value="ros-kinetic-rosbag" calcext:value-type="string">
            <text:p>ros-kinetic-rosbag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bag-migration-rule</text:p>
          </table:table-cell>
          <table:table-cell table:formula="of:=[.A219]&amp;[.B219]" office:value-type="string" office:string-value="ros-kinetic-rosbag-migration-rule" calcext:value-type="string">
            <text:p>ros-kinetic-rosbag-migration-rul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bag-storage</text:p>
          </table:table-cell>
          <table:table-cell table:formula="of:=[.A220]&amp;[.B220]" office:value-type="string" office:string-value="ros-kinetic-rosbag-storage" calcext:value-type="string">
            <text:p>ros-kinetic-rosbag-storag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bash</text:p>
          </table:table-cell>
          <table:table-cell table:formula="of:=[.A221]&amp;[.B221]" office:value-type="string" office:string-value="ros-kinetic-rosbash" calcext:value-type="string">
            <text:p>ros-kinetic-rosbash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boost-cfg</text:p>
          </table:table-cell>
          <table:table-cell table:formula="of:=[.A222]&amp;[.B222]" office:value-type="string" office:string-value="ros-kinetic-rosboost-cfg" calcext:value-type="string">
            <text:p>ros-kinetic-rosboost-cfg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build</text:p>
          </table:table-cell>
          <table:table-cell table:formula="of:=[.A223]&amp;[.B223]" office:value-type="string" office:string-value="ros-kinetic-rosbuild" calcext:value-type="string">
            <text:p>ros-kinetic-rosbuild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clean</text:p>
          </table:table-cell>
          <table:table-cell table:formula="of:=[.A224]&amp;[.B224]" office:value-type="string" office:string-value="ros-kinetic-rosclean" calcext:value-type="string">
            <text:p>ros-kinetic-rosclea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console</text:p>
          </table:table-cell>
          <table:table-cell table:formula="of:=[.A225]&amp;[.B225]" office:value-type="string" office:string-value="ros-kinetic-rosconsole" calcext:value-type="string">
            <text:p>ros-kinetic-rosconsol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console-bridge</text:p>
          </table:table-cell>
          <table:table-cell table:formula="of:=[.A226]&amp;[.B226]" office:value-type="string" office:string-value="ros-kinetic-rosconsole-bridge" calcext:value-type="string">
            <text:p>ros-kinetic-rosconsole-bridg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cpp</text:p>
          </table:table-cell>
          <table:table-cell table:formula="of:=[.A227]&amp;[.B227]" office:value-type="string" office:string-value="ros-kinetic-roscpp" calcext:value-type="string">
            <text:p>ros-kinetic-roscpp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cpp-serialization</text:p>
          </table:table-cell>
          <table:table-cell table:formula="of:=[.A228]&amp;[.B228]" office:value-type="string" office:string-value="ros-kinetic-roscpp-serialization" calcext:value-type="string">
            <text:p>ros-kinetic-roscpp-serializatio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cpp-traits</text:p>
          </table:table-cell>
          <table:table-cell table:formula="of:=[.A229]&amp;[.B229]" office:value-type="string" office:string-value="ros-kinetic-roscpp-traits" calcext:value-type="string">
            <text:p>ros-kinetic-roscpp-trait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cpp-tutorials</text:p>
          </table:table-cell>
          <table:table-cell table:formula="of:=[.A230]&amp;[.B230]" office:value-type="string" office:string-value="ros-kinetic-roscpp-tutorials" calcext:value-type="string">
            <text:p>ros-kinetic-roscpp-tutorial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create</text:p>
          </table:table-cell>
          <table:table-cell table:formula="of:=[.A231]&amp;[.B231]" office:value-type="string" office:string-value="ros-kinetic-roscreate" calcext:value-type="string">
            <text:p>ros-kinetic-roscreat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graph</text:p>
          </table:table-cell>
          <table:table-cell table:formula="of:=[.A232]&amp;[.B232]" office:value-type="string" office:string-value="ros-kinetic-rosgraph" calcext:value-type="string">
            <text:p>ros-kinetic-rosgraph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graph-msgs</text:p>
          </table:table-cell>
          <table:table-cell table:formula="of:=[.A233]&amp;[.B233]" office:value-type="string" office:string-value="ros-kinetic-rosgraph-msgs" calcext:value-type="string">
            <text:p>ros-kinetic-rosgraph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lang</text:p>
          </table:table-cell>
          <table:table-cell table:formula="of:=[.A234]&amp;[.B234]" office:value-type="string" office:string-value="ros-kinetic-roslang" calcext:value-type="string">
            <text:p>ros-kinetic-roslang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launch</text:p>
          </table:table-cell>
          <table:table-cell table:formula="of:=[.A235]&amp;[.B235]" office:value-type="string" office:string-value="ros-kinetic-roslaunch" calcext:value-type="string">
            <text:p>ros-kinetic-roslaunch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lib</text:p>
          </table:table-cell>
          <table:table-cell table:formula="of:=[.A236]&amp;[.B236]" office:value-type="string" office:string-value="ros-kinetic-roslib" calcext:value-type="string">
            <text:p>ros-kinetic-roslib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lint</text:p>
          </table:table-cell>
          <table:table-cell table:formula="of:=[.A237]&amp;[.B237]" office:value-type="string" office:string-value="ros-kinetic-roslint" calcext:value-type="string">
            <text:p>ros-kinetic-roslin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lisp</text:p>
          </table:table-cell>
          <table:table-cell table:formula="of:=[.A238]&amp;[.B238]" office:value-type="string" office:string-value="ros-kinetic-roslisp" calcext:value-type="string">
            <text:p>ros-kinetic-roslisp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lz4</text:p>
          </table:table-cell>
          <table:table-cell table:formula="of:=[.A239]&amp;[.B239]" office:value-type="string" office:string-value="ros-kinetic-roslz4" calcext:value-type="string">
            <text:p>ros-kinetic-roslz4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make</text:p>
          </table:table-cell>
          <table:table-cell table:formula="of:=[.A240]&amp;[.B240]" office:value-type="string" office:string-value="ros-kinetic-rosmake" calcext:value-type="string">
            <text:p>ros-kinetic-rosmak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master</text:p>
          </table:table-cell>
          <table:table-cell table:formula="of:=[.A241]&amp;[.B241]" office:value-type="string" office:string-value="ros-kinetic-rosmaster" calcext:value-type="string">
            <text:p>ros-kinetic-rosmast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msg</text:p>
          </table:table-cell>
          <table:table-cell table:formula="of:=[.A242]&amp;[.B242]" office:value-type="string" office:string-value="ros-kinetic-rosmsg" calcext:value-type="string">
            <text:p>ros-kinetic-rosmsg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node</text:p>
          </table:table-cell>
          <table:table-cell table:formula="of:=[.A243]&amp;[.B243]" office:value-type="string" office:string-value="ros-kinetic-rosnode" calcext:value-type="string">
            <text:p>ros-kinetic-rosnod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out</text:p>
          </table:table-cell>
          <table:table-cell table:formula="of:=[.A244]&amp;[.B244]" office:value-type="string" office:string-value="ros-kinetic-rosout" calcext:value-type="string">
            <text:p>ros-kinetic-rosou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pack</text:p>
          </table:table-cell>
          <table:table-cell table:formula="of:=[.A245]&amp;[.B245]" office:value-type="string" office:string-value="ros-kinetic-rospack" calcext:value-type="string">
            <text:p>ros-kinetic-rospack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param</text:p>
          </table:table-cell>
          <table:table-cell table:formula="of:=[.A246]&amp;[.B246]" office:value-type="string" office:string-value="ros-kinetic-rosparam" calcext:value-type="string">
            <text:p>ros-kinetic-rosparam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py</text:p>
          </table:table-cell>
          <table:table-cell table:formula="of:=[.A247]&amp;[.B247]" office:value-type="string" office:string-value="ros-kinetic-rospy" calcext:value-type="string">
            <text:p>ros-kinetic-rospy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py-message-converter</text:p>
          </table:table-cell>
          <table:table-cell table:formula="of:=[.A248]&amp;[.B248]" office:value-type="string" office:string-value="ros-kinetic-rospy-message-converter" calcext:value-type="string">
            <text:p>ros-kinetic-rospy-message-convert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py-tutorials</text:p>
          </table:table-cell>
          <table:table-cell table:formula="of:=[.A249]&amp;[.B249]" office:value-type="string" office:string-value="ros-kinetic-rospy-tutorials" calcext:value-type="string">
            <text:p>ros-kinetic-rospy-tutorial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serial-arduino</text:p>
          </table:table-cell>
          <table:table-cell table:formula="of:=[.A250]&amp;[.B250]" office:value-type="string" office:string-value="ros-kinetic-rosserial-arduino" calcext:value-type="string">
            <text:p>ros-kinetic-rosserial-arduino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serial-client</text:p>
          </table:table-cell>
          <table:table-cell table:formula="of:=[.A251]&amp;[.B251]" office:value-type="string" office:string-value="ros-kinetic-rosserial-client" calcext:value-type="string">
            <text:p>ros-kinetic-rosserial-clien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serial-embeddedlinux</text:p>
          </table:table-cell>
          <table:table-cell table:formula="of:=[.A252]&amp;[.B252]" office:value-type="string" office:string-value="ros-kinetic-rosserial-embeddedlinux" calcext:value-type="string">
            <text:p>ros-kinetic-rosserial-embeddedlinux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serial-mbed</text:p>
          </table:table-cell>
          <table:table-cell table:formula="of:=[.A253]&amp;[.B253]" office:value-type="string" office:string-value="ros-kinetic-rosserial-mbed" calcext:value-type="string">
            <text:p>ros-kinetic-rosserial-mbed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serial-msgs</text:p>
          </table:table-cell>
          <table:table-cell table:formula="of:=[.A254]&amp;[.B254]" office:value-type="string" office:string-value="ros-kinetic-rosserial-msgs" calcext:value-type="string">
            <text:p>ros-kinetic-rosserial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serial-python</text:p>
          </table:table-cell>
          <table:table-cell table:formula="of:=[.A255]&amp;[.B255]" office:value-type="string" office:string-value="ros-kinetic-rosserial-python" calcext:value-type="string">
            <text:p>ros-kinetic-rosserial-pytho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serial-server</text:p>
          </table:table-cell>
          <table:table-cell table:formula="of:=[.A256]&amp;[.B256]" office:value-type="string" office:string-value="ros-kinetic-rosserial-server" calcext:value-type="string">
            <text:p>ros-kinetic-rosserial-serv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serial-test</text:p>
          </table:table-cell>
          <table:table-cell table:formula="of:=[.A257]&amp;[.B257]" office:value-type="string" office:string-value="ros-kinetic-rosserial-test" calcext:value-type="string">
            <text:p>ros-kinetic-rosserial-tes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serial-tivac</text:p>
          </table:table-cell>
          <table:table-cell table:formula="of:=[.A258]&amp;[.B258]" office:value-type="string" office:string-value="ros-kinetic-rosserial-tivac" calcext:value-type="string">
            <text:p>ros-kinetic-rosserial-tivac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serial-windows</text:p>
          </table:table-cell>
          <table:table-cell table:formula="of:=[.A259]&amp;[.B259]" office:value-type="string" office:string-value="ros-kinetic-rosserial-windows" calcext:value-type="string">
            <text:p>ros-kinetic-rosserial-window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serial-xbee</text:p>
          </table:table-cell>
          <table:table-cell table:formula="of:=[.A260]&amp;[.B260]" office:value-type="string" office:string-value="ros-kinetic-rosserial-xbee" calcext:value-type="string">
            <text:p>ros-kinetic-rosserial-xbe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service</text:p>
          </table:table-cell>
          <table:table-cell table:formula="of:=[.A261]&amp;[.B261]" office:value-type="string" office:string-value="ros-kinetic-rosservice" calcext:value-type="string">
            <text:p>ros-kinetic-rosservic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test</text:p>
          </table:table-cell>
          <table:table-cell table:formula="of:=[.A262]&amp;[.B262]" office:value-type="string" office:string-value="ros-kinetic-rostest" calcext:value-type="string">
            <text:p>ros-kinetic-rostes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time</text:p>
          </table:table-cell>
          <table:table-cell table:formula="of:=[.A263]&amp;[.B263]" office:value-type="string" office:string-value="ros-kinetic-rostime" calcext:value-type="string">
            <text:p>ros-kinetic-rostim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topic</text:p>
          </table:table-cell>
          <table:table-cell table:formula="of:=[.A264]&amp;[.B264]" office:value-type="string" office:string-value="ros-kinetic-rostopic" calcext:value-type="string">
            <text:p>ros-kinetic-rostopic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unit</text:p>
          </table:table-cell>
          <table:table-cell table:formula="of:=[.A265]&amp;[.B265]" office:value-type="string" office:string-value="ros-kinetic-rosunit" calcext:value-type="string">
            <text:p>ros-kinetic-rosuni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swtf</text:p>
          </table:table-cell>
          <table:table-cell table:formula="of:=[.A266]&amp;[.B266]" office:value-type="string" office:string-value="ros-kinetic-roswtf" calcext:value-type="string">
            <text:p>ros-kinetic-roswtf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otate-recovery</text:p>
          </table:table-cell>
          <table:table-cell table:formula="of:=[.A267]&amp;[.B267]" office:value-type="string" office:string-value="ros-kinetic-rotate-recovery" calcext:value-type="string">
            <text:p>ros-kinetic-rotate-recovery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action</text:p>
          </table:table-cell>
          <table:table-cell table:formula="of:=[.A268]&amp;[.B268]" office:value-type="string" office:string-value="ros-kinetic-rqt-action" calcext:value-type="string">
            <text:p>ros-kinetic-rqt-actio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bag</text:p>
          </table:table-cell>
          <table:table-cell table:formula="of:=[.A269]&amp;[.B269]" office:value-type="string" office:string-value="ros-kinetic-rqt-bag" calcext:value-type="string">
            <text:p>ros-kinetic-rqt-bag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bag-plugins</text:p>
          </table:table-cell>
          <table:table-cell table:formula="of:=[.A270]&amp;[.B270]" office:value-type="string" office:string-value="ros-kinetic-rqt-bag-plugins" calcext:value-type="string">
            <text:p>ros-kinetic-rqt-bag-plugin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console</text:p>
          </table:table-cell>
          <table:table-cell table:formula="of:=[.A271]&amp;[.B271]" office:value-type="string" office:string-value="ros-kinetic-rqt-console" calcext:value-type="string">
            <text:p>ros-kinetic-rqt-consol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dep</text:p>
          </table:table-cell>
          <table:table-cell table:formula="of:=[.A272]&amp;[.B272]" office:value-type="string" office:string-value="ros-kinetic-rqt-dep" calcext:value-type="string">
            <text:p>ros-kinetic-rqt-dep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graph</text:p>
          </table:table-cell>
          <table:table-cell table:formula="of:=[.A273]&amp;[.B273]" office:value-type="string" office:string-value="ros-kinetic-rqt-graph" calcext:value-type="string">
            <text:p>ros-kinetic-rqt-graph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gui</text:p>
          </table:table-cell>
          <table:table-cell table:formula="of:=[.A274]&amp;[.B274]" office:value-type="string" office:string-value="ros-kinetic-rqt-gui" calcext:value-type="string">
            <text:p>ros-kinetic-rqt-gui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gui-cpp</text:p>
          </table:table-cell>
          <table:table-cell table:formula="of:=[.A275]&amp;[.B275]" office:value-type="string" office:string-value="ros-kinetic-rqt-gui-cpp" calcext:value-type="string">
            <text:p>ros-kinetic-rqt-gui-cpp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gui-py</text:p>
          </table:table-cell>
          <table:table-cell table:formula="of:=[.A276]&amp;[.B276]" office:value-type="string" office:string-value="ros-kinetic-rqt-gui-py" calcext:value-type="string">
            <text:p>ros-kinetic-rqt-gui-py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image-view</text:p>
          </table:table-cell>
          <table:table-cell table:formula="of:=[.A277]&amp;[.B277]" office:value-type="string" office:string-value="ros-kinetic-rqt-image-view" calcext:value-type="string">
            <text:p>ros-kinetic-rqt-image-view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joint-trajectory-controller</text:p>
          </table:table-cell>
          <table:table-cell table:formula="of:=[.A278]&amp;[.B278]" office:value-type="string" office:string-value="ros-kinetic-rqt-joint-trajectory-controller" calcext:value-type="string">
            <text:p>ros-kinetic-rqt-joint-trajectory-controll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launch</text:p>
          </table:table-cell>
          <table:table-cell table:formula="of:=[.A279]&amp;[.B279]" office:value-type="string" office:string-value="ros-kinetic-rqt-launch" calcext:value-type="string">
            <text:p>ros-kinetic-rqt-launch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logger-level</text:p>
          </table:table-cell>
          <table:table-cell table:formula="of:=[.A280]&amp;[.B280]" office:value-type="string" office:string-value="ros-kinetic-rqt-logger-level" calcext:value-type="string">
            <text:p>ros-kinetic-rqt-logger-level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moveit</text:p>
          </table:table-cell>
          <table:table-cell table:formula="of:=[.A281]&amp;[.B281]" office:value-type="string" office:string-value="ros-kinetic-rqt-moveit" calcext:value-type="string">
            <text:p>ros-kinetic-rqt-movei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msg</text:p>
          </table:table-cell>
          <table:table-cell table:formula="of:=[.A282]&amp;[.B282]" office:value-type="string" office:string-value="ros-kinetic-rqt-msg" calcext:value-type="string">
            <text:p>ros-kinetic-rqt-msg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nav-view</text:p>
          </table:table-cell>
          <table:table-cell table:formula="of:=[.A283]&amp;[.B283]" office:value-type="string" office:string-value="ros-kinetic-rqt-nav-view" calcext:value-type="string">
            <text:p>ros-kinetic-rqt-nav-view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plot</text:p>
          </table:table-cell>
          <table:table-cell table:formula="of:=[.A284]&amp;[.B284]" office:value-type="string" office:string-value="ros-kinetic-rqt-plot" calcext:value-type="string">
            <text:p>ros-kinetic-rqt-plo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pose-view</text:p>
          </table:table-cell>
          <table:table-cell table:formula="of:=[.A285]&amp;[.B285]" office:value-type="string" office:string-value="ros-kinetic-rqt-pose-view" calcext:value-type="string">
            <text:p>ros-kinetic-rqt-pose-view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publisher</text:p>
          </table:table-cell>
          <table:table-cell table:formula="of:=[.A286]&amp;[.B286]" office:value-type="string" office:string-value="ros-kinetic-rqt-publisher" calcext:value-type="string">
            <text:p>ros-kinetic-rqt-publish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py-common</text:p>
          </table:table-cell>
          <table:table-cell table:formula="of:=[.A287]&amp;[.B287]" office:value-type="string" office:string-value="ros-kinetic-rqt-py-common" calcext:value-type="string">
            <text:p>ros-kinetic-rqt-py-commo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py-console</text:p>
          </table:table-cell>
          <table:table-cell table:formula="of:=[.A288]&amp;[.B288]" office:value-type="string" office:string-value="ros-kinetic-rqt-py-console" calcext:value-type="string">
            <text:p>ros-kinetic-rqt-py-consol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reconfigure</text:p>
          </table:table-cell>
          <table:table-cell table:formula="of:=[.A289]&amp;[.B289]" office:value-type="string" office:string-value="ros-kinetic-rqt-reconfigure" calcext:value-type="string">
            <text:p>ros-kinetic-rqt-reconfigur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robot-dashboard</text:p>
          </table:table-cell>
          <table:table-cell table:formula="of:=[.A290]&amp;[.B290]" office:value-type="string" office:string-value="ros-kinetic-rqt-robot-dashboard" calcext:value-type="string">
            <text:p>ros-kinetic-rqt-robot-dashboard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robot-monitor</text:p>
          </table:table-cell>
          <table:table-cell table:formula="of:=[.A291]&amp;[.B291]" office:value-type="string" office:string-value="ros-kinetic-rqt-robot-monitor" calcext:value-type="string">
            <text:p>ros-kinetic-rqt-robot-monito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robot-steering</text:p>
          </table:table-cell>
          <table:table-cell table:formula="of:=[.A292]&amp;[.B292]" office:value-type="string" office:string-value="ros-kinetic-rqt-robot-steering" calcext:value-type="string">
            <text:p>ros-kinetic-rqt-robot-steering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runtime-monitor</text:p>
          </table:table-cell>
          <table:table-cell table:formula="of:=[.A293]&amp;[.B293]" office:value-type="string" office:string-value="ros-kinetic-rqt-runtime-monitor" calcext:value-type="string">
            <text:p>ros-kinetic-rqt-runtime-monito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rviz</text:p>
          </table:table-cell>
          <table:table-cell table:formula="of:=[.A294]&amp;[.B294]" office:value-type="string" office:string-value="ros-kinetic-rqt-rviz" calcext:value-type="string">
            <text:p>ros-kinetic-rqt-rviz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service-caller</text:p>
          </table:table-cell>
          <table:table-cell table:formula="of:=[.A295]&amp;[.B295]" office:value-type="string" office:string-value="ros-kinetic-rqt-service-caller" calcext:value-type="string">
            <text:p>ros-kinetic-rqt-service-call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shell</text:p>
          </table:table-cell>
          <table:table-cell table:formula="of:=[.A296]&amp;[.B296]" office:value-type="string" office:string-value="ros-kinetic-rqt-shell" calcext:value-type="string">
            <text:p>ros-kinetic-rqt-shell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srv</text:p>
          </table:table-cell>
          <table:table-cell table:formula="of:=[.A297]&amp;[.B297]" office:value-type="string" office:string-value="ros-kinetic-rqt-srv" calcext:value-type="string">
            <text:p>ros-kinetic-rqt-srv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tf-tree</text:p>
          </table:table-cell>
          <table:table-cell table:formula="of:=[.A298]&amp;[.B298]" office:value-type="string" office:string-value="ros-kinetic-rqt-tf-tree" calcext:value-type="string">
            <text:p>ros-kinetic-rqt-tf-tre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top</text:p>
          </table:table-cell>
          <table:table-cell table:formula="of:=[.A299]&amp;[.B299]" office:value-type="string" office:string-value="ros-kinetic-rqt-top" calcext:value-type="string">
            <text:p>ros-kinetic-rqt-top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topic</text:p>
          </table:table-cell>
          <table:table-cell table:formula="of:=[.A300]&amp;[.B300]" office:value-type="string" office:string-value="ros-kinetic-rqt-topic" calcext:value-type="string">
            <text:p>ros-kinetic-rqt-topic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qt-web</text:p>
          </table:table-cell>
          <table:table-cell table:formula="of:=[.A301]&amp;[.B301]" office:value-type="string" office:string-value="ros-kinetic-rqt-web" calcext:value-type="string">
            <text:p>ros-kinetic-rqt-web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viz</text:p>
          </table:table-cell>
          <table:table-cell table:formula="of:=[.A302]&amp;[.B302]" office:value-type="string" office:string-value="ros-kinetic-rviz" calcext:value-type="string">
            <text:p>ros-kinetic-rviz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viz-plugin-tutorials</text:p>
          </table:table-cell>
          <table:table-cell table:formula="of:=[.A303]&amp;[.B303]" office:value-type="string" office:string-value="ros-kinetic-rviz-plugin-tutorials" calcext:value-type="string">
            <text:p>ros-kinetic-rviz-plugin-tutorial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rviz-python-tutorial</text:p>
          </table:table-cell>
          <table:table-cell table:formula="of:=[.A304]&amp;[.B304]" office:value-type="string" office:string-value="ros-kinetic-rviz-python-tutorial" calcext:value-type="string">
            <text:p>ros-kinetic-rviz-python-tutorial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elf-test</text:p>
          </table:table-cell>
          <table:table-cell table:formula="of:=[.A305]&amp;[.B305]" office:value-type="string" office:string-value="ros-kinetic-self-test" calcext:value-type="string">
            <text:p>ros-kinetic-self-tes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ensor-msgs</text:p>
          </table:table-cell>
          <table:table-cell table:formula="of:=[.A306]&amp;[.B306]" office:value-type="string" office:string-value="ros-kinetic-sensor-msgs" calcext:value-type="string">
            <text:p>ros-kinetic-sensor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ensor-sim-gazebo</text:p>
          </table:table-cell>
          <table:table-cell table:formula="of:=[.A307]&amp;[.B307]" office:value-type="string" office:string-value="ros-kinetic-sensor-sim-gazebo" calcext:value-type="string">
            <text:p>ros-kinetic-sensor-sim-gazebo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hape-msgs</text:p>
          </table:table-cell>
          <table:table-cell table:formula="of:=[.A308]&amp;[.B308]" office:value-type="string" office:string-value="ros-kinetic-shape-msgs" calcext:value-type="string">
            <text:p>ros-kinetic-shape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imple-drive</text:p>
          </table:table-cell>
          <table:table-cell table:formula="of:=[.A309]&amp;[.B309]" office:value-type="string" office:string-value="ros-kinetic-simple-drive" calcext:value-type="string">
            <text:p>ros-kinetic-simple-driv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mach</text:p>
          </table:table-cell>
          <table:table-cell table:formula="of:=[.A310]&amp;[.B310]" office:value-type="string" office:string-value="ros-kinetic-smach" calcext:value-type="string">
            <text:p>ros-kinetic-smach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mach-msgs</text:p>
          </table:table-cell>
          <table:table-cell table:formula="of:=[.A311]&amp;[.B311]" office:value-type="string" office:string-value="ros-kinetic-smach-msgs" calcext:value-type="string">
            <text:p>ros-kinetic-smach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mach-ros</text:p>
          </table:table-cell>
          <table:table-cell table:formula="of:=[.A312]&amp;[.B312]" office:value-type="string" office:string-value="ros-kinetic-smach-ros" calcext:value-type="string">
            <text:p>ros-kinetic-smach-ro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mclib</text:p>
          </table:table-cell>
          <table:table-cell table:formula="of:=[.A313]&amp;[.B313]" office:value-type="string" office:string-value="ros-kinetic-smclib" calcext:value-type="string">
            <text:p>ros-kinetic-smclib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ophus</text:p>
          </table:table-cell>
          <table:table-cell table:formula="of:=[.A314]&amp;[.B314]" office:value-type="string" office:string-value="ros-kinetic-sophus" calcext:value-type="string">
            <text:p>ros-kinetic-sophu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tage</text:p>
          </table:table-cell>
          <table:table-cell table:formula="of:=[.A315]&amp;[.B315]" office:value-type="string" office:string-value="ros-kinetic-stage" calcext:value-type="string">
            <text:p>ros-kinetic-stag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tage-ros</text:p>
          </table:table-cell>
          <table:table-cell table:formula="of:=[.A316]&amp;[.B316]" office:value-type="string" office:string-value="ros-kinetic-stage-ros" calcext:value-type="string">
            <text:p>ros-kinetic-stage-ro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td-capabilities</text:p>
          </table:table-cell>
          <table:table-cell table:formula="of:=[.A317]&amp;[.B317]" office:value-type="string" office:string-value="ros-kinetic-std-capabilities" calcext:value-type="string">
            <text:p>ros-kinetic-std-capabilitie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td-msgs</text:p>
          </table:table-cell>
          <table:table-cell table:formula="of:=[.A318]&amp;[.B318]" office:value-type="string" office:string-value="ros-kinetic-std-msgs" calcext:value-type="string">
            <text:p>ros-kinetic-std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td-srvs</text:p>
          </table:table-cell>
          <table:table-cell table:formula="of:=[.A319]&amp;[.B319]" office:value-type="string" office:string-value="ros-kinetic-std-srvs" calcext:value-type="string">
            <text:p>ros-kinetic-std-srv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tdr-gui</text:p>
          </table:table-cell>
          <table:table-cell table:formula="of:=[.A320]&amp;[.B320]" office:value-type="string" office:string-value="ros-kinetic-stdr-gui" calcext:value-type="string">
            <text:p>ros-kinetic-stdr-gui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tdr-msgs</text:p>
          </table:table-cell>
          <table:table-cell table:formula="of:=[.A321]&amp;[.B321]" office:value-type="string" office:string-value="ros-kinetic-stdr-msgs" calcext:value-type="string">
            <text:p>ros-kinetic-stdr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tdr-parser</text:p>
          </table:table-cell>
          <table:table-cell table:formula="of:=[.A322]&amp;[.B322]" office:value-type="string" office:string-value="ros-kinetic-stdr-parser" calcext:value-type="string">
            <text:p>ros-kinetic-stdr-pars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tdr-resources</text:p>
          </table:table-cell>
          <table:table-cell table:formula="of:=[.A323]&amp;[.B323]" office:value-type="string" office:string-value="ros-kinetic-stdr-resources" calcext:value-type="string">
            <text:p>ros-kinetic-stdr-resource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tdr-robot</text:p>
          </table:table-cell>
          <table:table-cell table:formula="of:=[.A324]&amp;[.B324]" office:value-type="string" office:string-value="ros-kinetic-stdr-robot" calcext:value-type="string">
            <text:p>ros-kinetic-stdr-robo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tdr-server</text:p>
          </table:table-cell>
          <table:table-cell table:formula="of:=[.A325]&amp;[.B325]" office:value-type="string" office:string-value="ros-kinetic-stdr-server" calcext:value-type="string">
            <text:p>ros-kinetic-stdr-serv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tereo-image-proc</text:p>
          </table:table-cell>
          <table:table-cell table:formula="of:=[.A326]&amp;[.B326]" office:value-type="string" office:string-value="ros-kinetic-stereo-image-proc" calcext:value-type="string">
            <text:p>ros-kinetic-stereo-image-proc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stereo-msgs</text:p>
          </table:table-cell>
          <table:table-cell table:formula="of:=[.A327]&amp;[.B327]" office:value-type="string" office:string-value="ros-kinetic-stereo-msgs" calcext:value-type="string">
            <text:p>ros-kinetic-stereo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eleop-twist-joy</text:p>
          </table:table-cell>
          <table:table-cell table:formula="of:=[.A328]&amp;[.B328]" office:value-type="string" office:string-value="ros-kinetic-teleop-twist-joy" calcext:value-type="string">
            <text:p>ros-kinetic-teleop-twist-joy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eleop-twist-keyboard</text:p>
          </table:table-cell>
          <table:table-cell table:formula="of:=[.A329]&amp;[.B329]" office:value-type="string" office:string-value="ros-kinetic-teleop-twist-keyboard" calcext:value-type="string">
            <text:p>ros-kinetic-teleop-twist-keyboard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f</text:p>
          </table:table-cell>
          <table:table-cell table:formula="of:=[.A330]&amp;[.B330]" office:value-type="string" office:string-value="ros-kinetic-tf" calcext:value-type="string">
            <text:p>ros-kinetic-tf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f2</text:p>
          </table:table-cell>
          <table:table-cell table:formula="of:=[.A331]&amp;[.B331]" office:value-type="string" office:string-value="ros-kinetic-tf2" calcext:value-type="string">
            <text:p>ros-kinetic-tf2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f2-eigen</text:p>
          </table:table-cell>
          <table:table-cell table:formula="of:=[.A332]&amp;[.B332]" office:value-type="string" office:string-value="ros-kinetic-tf2-eigen" calcext:value-type="string">
            <text:p>ros-kinetic-tf2-eige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f2-geometry-msgs</text:p>
          </table:table-cell>
          <table:table-cell table:formula="of:=[.A333]&amp;[.B333]" office:value-type="string" office:string-value="ros-kinetic-tf2-geometry-msgs" calcext:value-type="string">
            <text:p>ros-kinetic-tf2-geometry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f2-kdl</text:p>
          </table:table-cell>
          <table:table-cell table:formula="of:=[.A334]&amp;[.B334]" office:value-type="string" office:string-value="ros-kinetic-tf2-kdl" calcext:value-type="string">
            <text:p>ros-kinetic-tf2-kdl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f2-msgs</text:p>
          </table:table-cell>
          <table:table-cell table:formula="of:=[.A335]&amp;[.B335]" office:value-type="string" office:string-value="ros-kinetic-tf2-msgs" calcext:value-type="string">
            <text:p>ros-kinetic-tf2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f2-py</text:p>
          </table:table-cell>
          <table:table-cell table:formula="of:=[.A336]&amp;[.B336]" office:value-type="string" office:string-value="ros-kinetic-tf2-py" calcext:value-type="string">
            <text:p>ros-kinetic-tf2-py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f2-ros</text:p>
          </table:table-cell>
          <table:table-cell table:formula="of:=[.A337]&amp;[.B337]" office:value-type="string" office:string-value="ros-kinetic-tf2-ros" calcext:value-type="string">
            <text:p>ros-kinetic-tf2-ro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f-conversions</text:p>
          </table:table-cell>
          <table:table-cell table:formula="of:=[.A338]&amp;[.B338]" office:value-type="string" office:string-value="ros-kinetic-tf-conversions" calcext:value-type="string">
            <text:p>ros-kinetic-tf-conversion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heora-image-transport</text:p>
          </table:table-cell>
          <table:table-cell table:formula="of:=[.A339]&amp;[.B339]" office:value-type="string" office:string-value="ros-kinetic-theora-image-transport" calcext:value-type="string">
            <text:p>ros-kinetic-theora-image-transpor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opic-tools</text:p>
          </table:table-cell>
          <table:table-cell table:formula="of:=[.A340]&amp;[.B340]" office:value-type="string" office:string-value="ros-kinetic-topic-tools" calcext:value-type="string">
            <text:p>ros-kinetic-topic-tool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rajectory-msgs</text:p>
          </table:table-cell>
          <table:table-cell table:formula="of:=[.A341]&amp;[.B341]" office:value-type="string" office:string-value="ros-kinetic-trajectory-msgs" calcext:value-type="string">
            <text:p>ros-kinetic-trajectory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ransmission-interface</text:p>
          </table:table-cell>
          <table:table-cell table:formula="of:=[.A342]&amp;[.B342]" office:value-type="string" office:string-value="ros-kinetic-transmission-interface" calcext:value-type="string">
            <text:p>ros-kinetic-transmission-interfac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urtle-actionlib</text:p>
          </table:table-cell>
          <table:table-cell table:formula="of:=[.A343]&amp;[.B343]" office:value-type="string" office:string-value="ros-kinetic-turtle-actionlib" calcext:value-type="string">
            <text:p>ros-kinetic-turtle-actionlib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urtle-tf</text:p>
          </table:table-cell>
          <table:table-cell table:formula="of:=[.A344]&amp;[.B344]" office:value-type="string" office:string-value="ros-kinetic-turtle-tf" calcext:value-type="string">
            <text:p>ros-kinetic-turtle-tf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urtle-tf2</text:p>
          </table:table-cell>
          <table:table-cell table:formula="of:=[.A345]&amp;[.B345]" office:value-type="string" office:string-value="ros-kinetic-turtle-tf2" calcext:value-type="string">
            <text:p>ros-kinetic-turtle-tf2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urtlebot-bringup</text:p>
          </table:table-cell>
          <table:table-cell table:formula="of:=[.A346]&amp;[.B346]" office:value-type="string" office:string-value="ros-kinetic-turtlebot-bringup" calcext:value-type="string">
            <text:p>ros-kinetic-turtlebot-bringup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urtlebot-capabilities</text:p>
          </table:table-cell>
          <table:table-cell table:formula="of:=[.A347]&amp;[.B347]" office:value-type="string" office:string-value="ros-kinetic-turtlebot-capabilities" calcext:value-type="string">
            <text:p>ros-kinetic-turtlebot-capabilitie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urtlebot-description</text:p>
          </table:table-cell>
          <table:table-cell table:formula="of:=[.A348]&amp;[.B348]" office:value-type="string" office:string-value="ros-kinetic-turtlebot-description" calcext:value-type="string">
            <text:p>ros-kinetic-turtlebot-descriptio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urtlebot-gazebo</text:p>
          </table:table-cell>
          <table:table-cell table:formula="of:=[.A349]&amp;[.B349]" office:value-type="string" office:string-value="ros-kinetic-turtlebot-gazebo" calcext:value-type="string">
            <text:p>ros-kinetic-turtlebot-gazebo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urtlebot-navigation</text:p>
          </table:table-cell>
          <table:table-cell table:formula="of:=[.A350]&amp;[.B350]" office:value-type="string" office:string-value="ros-kinetic-turtlebot-navigation" calcext:value-type="string">
            <text:p>ros-kinetic-turtlebot-navigatio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urtlebot-stage</text:p>
          </table:table-cell>
          <table:table-cell table:formula="of:=[.A351]&amp;[.B351]" office:value-type="string" office:string-value="ros-kinetic-turtlebot-stage" calcext:value-type="string">
            <text:p>ros-kinetic-turtlebot-stag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urtlebot-stdr</text:p>
          </table:table-cell>
          <table:table-cell table:formula="of:=[.A352]&amp;[.B352]" office:value-type="string" office:string-value="ros-kinetic-turtlebot-stdr" calcext:value-type="string">
            <text:p>ros-kinetic-turtlebot-std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turtlesim</text:p>
          </table:table-cell>
          <table:table-cell table:formula="of:=[.A353]&amp;[.B353]" office:value-type="string" office:string-value="ros-kinetic-turtlesim" calcext:value-type="string">
            <text:p>ros-kinetic-turtlesim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unique-id</text:p>
          </table:table-cell>
          <table:table-cell table:formula="of:=[.A354]&amp;[.B354]" office:value-type="string" office:string-value="ros-kinetic-unique-id" calcext:value-type="string">
            <text:p>ros-kinetic-unique-id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urdf</text:p>
          </table:table-cell>
          <table:table-cell table:formula="of:=[.A355]&amp;[.B355]" office:value-type="string" office:string-value="ros-kinetic-urdf" calcext:value-type="string">
            <text:p>ros-kinetic-urdf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urdf-parser-plugin</text:p>
          </table:table-cell>
          <table:table-cell table:formula="of:=[.A356]&amp;[.B356]" office:value-type="string" office:string-value="ros-kinetic-urdf-parser-plugin" calcext:value-type="string">
            <text:p>ros-kinetic-urdf-parser-plugi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urdf-sim-tutorial</text:p>
          </table:table-cell>
          <table:table-cell table:formula="of:=[.A357]&amp;[.B357]" office:value-type="string" office:string-value="ros-kinetic-urdf-sim-tutorial" calcext:value-type="string">
            <text:p>ros-kinetic-urdf-sim-tutorial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urdf-tutorial</text:p>
          </table:table-cell>
          <table:table-cell table:formula="of:=[.A358]&amp;[.B358]" office:value-type="string" office:string-value="ros-kinetic-urdf-tutorial" calcext:value-type="string">
            <text:p>ros-kinetic-urdf-tutorial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urg-c</text:p>
          </table:table-cell>
          <table:table-cell table:formula="of:=[.A359]&amp;[.B359]" office:value-type="string" office:string-value="ros-kinetic-urg-c" calcext:value-type="string">
            <text:p>ros-kinetic-urg-c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urg-node</text:p>
          </table:table-cell>
          <table:table-cell table:formula="of:=[.A360]&amp;[.B360]" office:value-type="string" office:string-value="ros-kinetic-urg-node" calcext:value-type="string">
            <text:p>ros-kinetic-urg-node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usb-cam</text:p>
          </table:table-cell>
          <table:table-cell table:formula="of:=[.A361]&amp;[.B361]" office:value-type="string" office:string-value="ros-kinetic-usb-cam" calcext:value-type="string">
            <text:p>ros-kinetic-usb-cam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uuid-msgs</text:p>
          </table:table-cell>
          <table:table-cell table:formula="of:=[.A362]&amp;[.B362]" office:value-type="string" office:string-value="ros-kinetic-uuid-msgs" calcext:value-type="string">
            <text:p>ros-kinetic-uuid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velocity-controllers</text:p>
          </table:table-cell>
          <table:table-cell table:formula="of:=[.A363]&amp;[.B363]" office:value-type="string" office:string-value="ros-kinetic-velocity-controllers" calcext:value-type="string">
            <text:p>ros-kinetic-velocity-controller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velodyne-description</text:p>
          </table:table-cell>
          <table:table-cell table:formula="of:=[.A364]&amp;[.B364]" office:value-type="string" office:string-value="ros-kinetic-velodyne-description" calcext:value-type="string">
            <text:p>ros-kinetic-velodyne-description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velodyne-gazebo-plugins</text:p>
          </table:table-cell>
          <table:table-cell table:formula="of:=[.A365]&amp;[.B365]" office:value-type="string" office:string-value="ros-kinetic-velodyne-gazebo-plugins" calcext:value-type="string">
            <text:p>ros-kinetic-velodyne-gazebo-plugin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visualization-marker-tutorials</text:p>
          </table:table-cell>
          <table:table-cell table:formula="of:=[.A366]&amp;[.B366]" office:value-type="string" office:string-value="ros-kinetic-visualization-marker-tutorials" calcext:value-type="string">
            <text:p>ros-kinetic-visualization-marker-tutorial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visualization-msgs</text:p>
          </table:table-cell>
          <table:table-cell table:formula="of:=[.A367]&amp;[.B367]" office:value-type="string" office:string-value="ros-kinetic-visualization-msgs" calcext:value-type="string">
            <text:p>ros-kinetic-visualization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voxel-grid</text:p>
          </table:table-cell>
          <table:table-cell table:formula="of:=[.A368]&amp;[.B368]" office:value-type="string" office:string-value="ros-kinetic-voxel-grid" calcext:value-type="string">
            <text:p>ros-kinetic-voxel-grid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webkit-dependency</text:p>
          </table:table-cell>
          <table:table-cell table:formula="of:=[.A369]&amp;[.B369]" office:value-type="string" office:string-value="ros-kinetic-webkit-dependency" calcext:value-type="string">
            <text:p>ros-kinetic-webkit-dependency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xacro</text:p>
          </table:table-cell>
          <table:table-cell table:formula="of:=[.A370]&amp;[.B370]" office:value-type="string" office:string-value="ros-kinetic-xacro" calcext:value-type="string">
            <text:p>ros-kinetic-xacro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xmlrpcpp</text:p>
          </table:table-cell>
          <table:table-cell table:formula="of:=[.A371]&amp;[.B371]" office:value-type="string" office:string-value="ros-kinetic-xmlrpcpp" calcext:value-type="string">
            <text:p>ros-kinetic-xmlrpcpp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yocs-cmd-vel-mux</text:p>
          </table:table-cell>
          <table:table-cell table:formula="of:=[.A372]&amp;[.B372]" office:value-type="string" office:string-value="ros-kinetic-yocs-cmd-vel-mux" calcext:value-type="string">
            <text:p>ros-kinetic-yocs-cmd-vel-mux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yocs-controllers</text:p>
          </table:table-cell>
          <table:table-cell table:formula="of:=[.A373]&amp;[.B373]" office:value-type="string" office:string-value="ros-kinetic-yocs-controllers" calcext:value-type="string">
            <text:p>ros-kinetic-yocs-controller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yocs-math-toolkit</text:p>
          </table:table-cell>
          <table:table-cell table:formula="of:=[.A374]&amp;[.B374]" office:value-type="string" office:string-value="ros-kinetic-yocs-math-toolkit" calcext:value-type="string">
            <text:p>ros-kinetic-yocs-math-toolkit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yocs-msgs</text:p>
          </table:table-cell>
          <table:table-cell table:formula="of:=[.A375]&amp;[.B375]" office:value-type="string" office:string-value="ros-kinetic-yocs-msgs" calcext:value-type="string">
            <text:p>ros-kinetic-yocs-msgs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yocs-velocity-smoother</text:p>
          </table:table-cell>
          <table:table-cell table:formula="of:=[.A376]&amp;[.B376]" office:value-type="string" office:string-value="ros-kinetic-yocs-velocity-smoother" calcext:value-type="string">
            <text:p>ros-kinetic-yocs-velocity-smoothe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yocs-virtual-sensor</text:p>
          </table:table-cell>
          <table:table-cell table:formula="of:=[.A377]&amp;[.B377]" office:value-type="string" office:string-value="ros-kinetic-yocs-virtual-sensor" calcext:value-type="string">
            <text:p>ros-kinetic-yocs-virtual-sensor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zeroconf-avahi</text:p>
          </table:table-cell>
          <table:table-cell table:formula="of:=[.A378]&amp;[.B378]" office:value-type="string" office:string-value="ros-kinetic-zeroconf-avahi" calcext:value-type="string">
            <text:p>ros-kinetic-zeroconf-avahi</text:p>
          </table:table-cell>
        </table:table-row>
        <table:table-row table:style-name="ro1">
          <table:table-cell office:value-type="string" calcext:value-type="string">
            <text:p>ros-kinetic-</text:p>
          </table:table-cell>
          <table:table-cell office:value-type="string" calcext:value-type="string">
            <text:p>zeroconf-msgs</text:p>
          </table:table-cell>
          <table:table-cell table:formula="of:=[.A379]&amp;[.B379]" office:value-type="string" office:string-value="ros-kinetic-zeroconf-msgs" calcext:value-type="string">
            <text:p>ros-kinetic-zeroconf-ms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8:58:02.371470690</meta:creation-date>
    <dc:date>2018-04-03T09:03:33.251213045</dc:date>
    <meta:editing-duration>PT5M32S</meta:editing-duration>
    <meta:editing-cycles>1</meta:editing-cycles>
    <meta:document-statistic meta:table-count="1" meta:cell-count="1137" meta:object-count="0"/>
    <meta:generator>LibreOffice/5.1.6.2$Linux_X86_64 LibreOffice_project/10m0$Build-2</meta:generator>
  </office:meta>
</office:document-meta>
</file>